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7.078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9.71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1.431cm"/>
    </style:style>
    <style:style style:name="co16" style:family="table-column">
      <style:table-column-properties fo:break-before="auto" style:column-width="3.568cm"/>
    </style:style>
    <style:style style:name="co17" style:family="table-column">
      <style:table-column-properties fo:break-before="auto" style:column-width="8.721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2.492cm"/>
    </style:style>
    <style:style style:name="co20" style:family="table-column">
      <style:table-column-properties fo:break-before="auto" style:column-width="2.124cm"/>
    </style:style>
    <style:style style:name="co21" style:family="table-column">
      <style:table-column-properties fo:break-before="auto" style:column-width="5.634cm"/>
    </style:style>
    <style:style style:name="co22" style:family="table-column">
      <style:table-column-properties fo:break-before="auto" style:column-width="3.115cm"/>
    </style:style>
    <style:style style:name="co23" style:family="table-column">
      <style:table-column-properties fo:break-before="auto" style:column-width="2.746cm"/>
    </style:style>
    <style:style style:name="co24" style:family="table-column">
      <style:table-column-properties fo:break-before="auto" style:column-width="1.898cm"/>
    </style:style>
    <style:style style:name="co25" style:family="table-column">
      <style:table-column-properties fo:break-before="auto" style:column-width="20.8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102" style:family="table-cell" style:parent-style-name="Comma" style:data-style-name="N3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Comma" style:data-style-name="N3">
      <style:table-cell-properties fo:background-color="#ffffff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1" style:family="table-cell" style:parent-style-name="Comma" style:data-style-name="N3">
      <style:table-cell-properties fo:background-color="#ffffff" fo:border="0.06pt solid #000000" style:vertical-align="middle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118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118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middle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118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3" style:family="table-cell" style:parent-style-name="Default" style:data-style-name="N118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" style:family="table-cell" style:parent-style-name="Default" style:data-style-name="N11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9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4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4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11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ackground-color="#ffffff" fo:border="0.06pt solid #000000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2" fo:font-size="10pt" style:font-name-asian="Arial" style:font-size-asian="10pt" style:font-name-complex="Arial" style:font-size-complex="10pt"/>
    </style:style>
    <style:style style:name="ce95" style:family="table-cell" style:parent-style-name="Default" style:data-style-name="N3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7" style:family="table-cell" style:parent-style-name="Comma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5" style:family="table-cell" style:parent-style-name="Default" style:data-style-name="N100"/>
    <style:style style:name="ce66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Default" style:data-style-name="N4"/>
    <style:style style:name="ce68" style:family="table-cell" style:parent-style-name="Default" style:data-style-name="N36"/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37">
      <style:text-properties fo:font-weight="bold" style:font-weight-asian="bold" style:font-weight-complex="bold"/>
    </style:style>
    <style:style style:name="ce138" style:family="table-cell" style:parent-style-name="Default" style:data-style-name="N37"/>
    <style:style style:name="ce126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9" style:family="table-cell" style:parent-style-name="Default" style:data-style-name="N118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0" style:family="table-cell" style:parent-style-name="Default" style:data-style-name="N118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Default" style:data-style-name="N11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40" style:family="table-cell" style:parent-style-name="Default" style:data-style-name="N11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1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4" style:family="table-cell" style:parent-style-name="Default" style:data-style-name="N118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4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49" style:family="table-cell" style:parent-style-name="Default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5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5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4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5" style:family="table-cell" style:parent-style-name="Default" style:data-style-name="N3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5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7" style:family="table-cell" style:parent-style-name="Comma" style:data-style-name="N3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9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162" style:family="table-cell" style:parent-style-name="Comma" style:data-style-name="N3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 style:data-style-name="N11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6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6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7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73" style:family="table-cell" style:parent-style-name="Default" style:data-style-name="N0">
      <style:table-cell-properties fo:background-color="#ffffff" fo:border="0.06pt solid #000000"/>
    </style:style>
    <style:style style:name="ce174" style:family="table-cell" style:parent-style-name="Comma" style:data-style-name="N3">
      <style:table-cell-properties fo:background-color="#ffffff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5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118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middle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8" style:family="table-cell" style:parent-style-name="Default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9" style:family="table-cell" style:parent-style-name="Comma" style:data-style-name="N3">
      <style:table-cell-properties fo:background-color="#ffffff" fo:border="0.06pt solid #000000" style:vertical-align="middle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0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1" style:family="table-cell" style:parent-style-name="Default" style:data-style-name="N0">
      <style:table-cell-properties fo:background-color="#ffffff"/>
      <style:text-properties style:font-name="Arial2" fo:font-size="10pt" style:font-name-asian="Arial" style:font-size-asian="10pt" style:font-name-complex="Arial" style:font-size-complex="10pt"/>
    </style:style>
    <style:style style:name="ce182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183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4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6" style:family="table-cell" style:parent-style-name="Default" style:data-style-name="N100"/>
    <style:style style:name="ce187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88" style:family="table-cell" style:parent-style-name="Default" style:data-style-name="N4"/>
    <style:style style:name="ce189" style:family="table-cell" style:parent-style-name="Default" style:data-style-name="N36"/>
    <style:style style:name="ce19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 style:data-style-name="N37">
      <style:text-properties fo:font-weight="bold" style:font-weight-asian="bold" style:font-weight-complex="bold"/>
    </style:style>
    <style:style style:name="ce196" style:family="table-cell" style:parent-style-name="Default" style:data-style-name="N37"/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27"/>
        <table:table-column table:style-name="co2" table:default-cell-style-name="ce127"/>
        <table:table-column table:style-name="co3" table:default-cell-style-name="ce127"/>
        <table:table-column table:style-name="co4" table:number-columns-repeated="4" table:default-cell-style-name="ce127"/>
        <table:table-column table:style-name="co1" table:default-cell-style-name="ce127"/>
        <table:table-column table:style-name="co5" table:default-cell-style-name="ce127"/>
        <table:table-column table:style-name="co6" table:number-columns-repeated="1009" table:default-cell-style-name="ce127"/>
        <table:table-column table:style-name="co7" table:default-cell-style-name="ce127"/>
        <table:table-row table:style-name="ro1">
          <table:table-cell table:style-name="ce126" office:value-type="string" calcext:value-type="string">
            <text:p>Cliente:</text:p>
          </table:table-cell>
          <table:table-cell table:style-name="ce142" office:value-type="string" calcext:value-type="string">
            <text:p>SERVICIOS TELCODATA S.A.</text:p>
          </table:table-cell>
          <table:table-cell table:style-name="ce152" table:number-columns-repeated="6"/>
          <table:table-cell table:style-name="ce169" office:value-type="string" calcext:value-type="string">
            <text:p>P/T:</text:p>
          </table:table-cell>
          <table:table-cell table:style-name="ce170" office:value-type="float" office:value="6301" calcext:value-type="float" table:number-columns-spanned="2" table:number-rows-spanned="1">
            <text:p>6301</text:p>
          </table:table-cell>
          <table:covered-table-cell/>
          <table:table-cell table:style-name="ce180" table:number-columns-repeated="49"/>
          <table:table-cell table:number-columns-repeated="959"/>
        </table:table-row>
        <table:table-row table:style-name="ro2">
          <table:table-cell table:style-name="ce126" office:value-type="string" calcext:value-type="string">
            <text:p>Sección:</text:p>
          </table:table-cell>
          <table:table-cell table:style-name="ce142" office:value-type="string" calcext:value-type="string">
            <text:p>Fase 2 – Ejecución</text:p>
          </table:table-cell>
          <table:table-cell table:style-name="ce152" table:number-columns-repeated="6"/>
          <table:table-cell table:style-name="ce169" office:value-type="string" calcext:value-type="string">
            <text:p>Preparado por:</text:p>
          </table:table-cell>
          <table:table-cell table:style-name="ce17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80" table:number-columns-repeated="49"/>
          <table:table-cell table:number-columns-repeated="959"/>
        </table:table-row>
        <table:table-row table:style-name="ro2">
          <table:table-cell table:style-name="ce126" office:value-type="string" calcext:value-type="string">
            <text:p>Area:</text:p>
          </table:table-cell>
          <table:table-cell table:style-name="ce142" office:value-type="string" calcext:value-type="string">
            <text:p>Impuestos Corrientes</text:p>
          </table:table-cell>
          <table:table-cell table:style-name="ce152" table:number-columns-repeated="6"/>
          <table:table-cell table:style-name="ce169" office:value-type="string" calcext:value-type="string">
            <text:p>Fecha:</text:p>
          </table:table-cell>
          <table:table-cell table:style-name="ce172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80" table:number-columns-repeated="49"/>
          <table:table-cell table:number-columns-repeated="959"/>
        </table:table-row>
        <table:table-row table:style-name="ro2">
          <table:table-cell table:style-name="ce126" office:value-type="string" calcext:value-type="string">
            <text:p>Prueba:</text:p>
          </table:table-cell>
          <table:table-cell table:style-name="ce142" office:value-type="string" calcext:value-type="string">
            <text:p>Análisis variaciones de grupo contable</text:p>
          </table:table-cell>
          <table:table-cell table:style-name="ce152" table:number-columns-repeated="6"/>
          <table:table-cell table:style-name="ce169" office:value-type="string" calcext:value-type="string">
            <text:p>Revisado por:</text:p>
          </table:table-cell>
          <table:table-cell table:style-name="ce17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80" table:number-columns-repeated="49"/>
          <table:table-cell table:number-columns-repeated="959"/>
        </table:table-row>
        <table:table-row table:style-name="ro2">
          <table:table-cell table:style-name="ce126" office:value-type="string" calcext:value-type="string">
            <text:p>Con corte al:</text:p>
          </table:table-cell>
          <table:table-cell table:style-name="ce142" office:value-type="string" calcext:value-type="string">
            <text:p>Al 31 de Diciembre del 2020</text:p>
          </table:table-cell>
          <table:table-cell table:style-name="ce152" table:number-columns-repeated="6"/>
          <table:table-cell table:style-name="ce169" office:value-type="string" calcext:value-type="string">
            <text:p>Fecha:</text:p>
          </table:table-cell>
          <table:table-cell table:style-name="ce173" table:number-columns-spanned="2" table:number-rows-spanned="1"/>
          <table:covered-table-cell/>
          <table:table-cell table:style-name="ce180" table:number-columns-repeated="49"/>
          <table:table-cell table:number-columns-repeated="959"/>
        </table:table-row>
        <table:table-row table:style-name="ro2">
          <table:table-cell table:number-columns-repeated="1019"/>
        </table:table-row>
        <table:table-row table:style-name="ro3">
          <table:table-cell table:style-name="ce128" office:value-type="string" calcext:value-type="string" table:number-columns-spanned="1" table:number-rows-spanned="2">
            <text:p>Código</text:p>
          </table:table-cell>
          <table:table-cell table:style-name="ce143" office:value-type="string" calcext:value-type="string" table:number-columns-spanned="1" table:number-rows-spanned="2">
            <text:p>Cuenta</text:p>
          </table:table-cell>
          <table:table-cell table:style-name="ce143" office:value-type="string" calcext:value-type="string" table:number-columns-spanned="1" table:number-rows-spanned="2">
            <text:p>Referencia</text:p>
          </table:table-cell>
          <table:table-cell table:style-name="ce153" office:value-type="string" calcext:value-type="string">
            <text:p>Saldos contables al</text:p>
          </table:table-cell>
          <table:table-cell table:style-name="ce163" office:value-type="string" calcext:value-type="string" table:number-columns-spanned="2" table:number-rows-spanned="1">
            <text:p>Movimiento</text:p>
          </table:table-cell>
          <table:covered-table-cell/>
          <table:table-cell table:style-name="ce163" office:value-type="string" calcext:value-type="string">
            <text:p>Saldos auditados al</text:p>
          </table:table-cell>
          <table:table-cell table:style-name="ce128" office:value-type="string" calcext:value-type="string" table:number-columns-spanned="1" table:number-rows-spanned="2">
            <text:p>Código</text:p>
          </table:table-cell>
          <table:table-cell table:style-name="ce143" office:value-type="string" calcext:value-type="string" table:number-columns-spanned="1" table:number-rows-spanned="2">
            <text:p>Cuenta</text:p>
          </table:table-cell>
          <table:table-cell table:style-name="ce153" office:value-type="string" calcext:value-type="string">
            <text:p>Saldos auditados al</text:p>
          </table:table-cell>
          <table:table-cell table:style-name="ce175" office:value-type="string" calcext:value-type="string">
            <text:p>Variaciones</text:p>
          </table:table-cell>
          <table:table-cell table:style-name="ce181" table:number-columns-repeated="46"/>
          <table:table-cell table:number-columns-repeated="962"/>
        </table:table-row>
        <table:table-row table:style-name="ro2">
          <table:covered-table-cell table:number-columns-repeated="3"/>
          <table:table-cell table:style-name="ce154" office:value-type="date" office:date-value="2020-10-31" calcext:value-type="date">
            <text:p>31-oct-20</text:p>
          </table:table-cell>
          <table:table-cell table:style-name="ce154" office:value-type="string" calcext:value-type="string">
            <text:p>Débitos</text:p>
          </table:table-cell>
          <table:table-cell table:style-name="ce154" office:value-type="string" calcext:value-type="string">
            <text:p>Créditos</text:p>
          </table:table-cell>
          <table:table-cell table:style-name="ce154" office:value-type="date" office:date-value="2020-12-31" calcext:value-type="date">
            <text:p>31-dic-20</text:p>
          </table:table-cell>
          <table:covered-table-cell table:number-columns-repeated="2"/>
          <table:table-cell table:style-name="ce154" office:value-type="date" office:date-value="2019-12-31" calcext:value-type="date">
            <text:p>31-dic-19</text:p>
          </table:table-cell>
          <table:table-cell table:style-name="ce143" office:value-type="string" calcext:value-type="string">
            <text:p>Valor</text:p>
          </table:table-cell>
          <table:table-cell table:style-name="ce181" table:number-columns-repeated="45"/>
          <table:table-cell table:number-columns-repeated="963"/>
        </table:table-row>
        <table:table-row table:style-name="ro2">
          <table:table-cell table:style-name="ce129" table:number-columns-repeated="3"/>
          <table:table-cell table:style-name="ce155" table:number-columns-repeated="4"/>
          <table:table-cell table:style-name="ce129" table:number-columns-repeated="3"/>
          <table:table-cell table:style-name="ce176"/>
          <table:table-cell table:style-name="ce180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1-001" calcext:value-type="string">
            <text:p><text:s/>2-1-1-01-01-001 </text:p>
          </table:table-cell>
          <table:table-cell table:style-name="ce129" office:value-type="string" office:string-value="12% IVA VENTAS" calcext:value-type="string">
            <text:p><text:s/>12% IVA VENTAS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20251.2" calcext:value-type="float">
            <text:p>20,251</text:p>
          </table:table-cell>
          <table:table-cell table:style-name="ce156" table:formula="of:=[.D10]-[.E10]+[.F10]" office:value-type="float" office:value="0" calcext:value-type="float">
            <text:p>0</text:p>
          </table:table-cell>
          <table:table-cell table:style-name="ce129" office:value-type="string" office:string-value="2-1-1-01-01-001" calcext:value-type="string">
            <text:p><text:s/>2-1-1-01-01-001 </text:p>
          </table:table-cell>
          <table:table-cell table:style-name="ce129" office:value-type="string" office:string-value="12% IVA VENTAS" calcext:value-type="string">
            <text:p><text:s/>12% IVA VENTAS </text:p>
          </table:table-cell>
          <table:table-cell table:style-name="ce156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1-002" calcext:value-type="string">
            <text:p><text:s/>2-1-1-01-01-002 </text:p>
          </table:table-cell>
          <table:table-cell table:style-name="ce129" office:value-type="string" office:string-value="30% IVA RETENIDO PROVEEDORES" calcext:value-type="string">
            <text:p><text:s/>30% IVA RETENIDO PROVEEDORES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style-name="ce155" table:number-columns-repeated="2"/>
          <table:table-cell table:style-name="ce156" table:formula="of:=[.D11]-[.E11]+[.F11]" office:value-type="float" office:value="0" calcext:value-type="float">
            <text:p>0</text:p>
          </table:table-cell>
          <table:table-cell table:style-name="ce129" office:value-type="string" office:string-value="2-1-1-01-01-002" calcext:value-type="string">
            <text:p><text:s/>2-1-1-01-01-002 </text:p>
          </table:table-cell>
          <table:table-cell table:style-name="ce129" office:value-type="string" office:string-value="30% IVA RETENIDO PROVEEDORES" calcext:value-type="string">
            <text:p><text:s/>30% IVA RETENIDO PROVEEDORES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1]-[.J11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1-003" calcext:value-type="string">
            <text:p><text:s/>2-1-1-01-01-003 </text:p>
          </table:table-cell>
          <table:table-cell table:style-name="ce129" office:value-type="string" office:string-value="70% IVA RETENIDO PROVEEDORES" calcext:value-type="string">
            <text:p><text:s/>70% IVA RETENIDO PROVEEDORES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322.88" calcext:value-type="float">
            <text:p>323</text:p>
          </table:table-cell>
          <table:table-cell table:style-name="ce156" table:formula="of:=[.D12]-[.E12]+[.F12]" office:value-type="float" office:value="0" calcext:value-type="float">
            <text:p>0</text:p>
          </table:table-cell>
          <table:table-cell table:style-name="ce129" office:value-type="string" office:string-value="2-1-1-01-01-003" calcext:value-type="string">
            <text:p><text:s/>2-1-1-01-01-003 </text:p>
          </table:table-cell>
          <table:table-cell table:style-name="ce129" office:value-type="string" office:string-value="70% IVA RETENIDO PROVEEDORES" calcext:value-type="string">
            <text:p><text:s/>70% IVA RETENIDO PROVEEDORES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2]-[.J12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1-004" calcext:value-type="string">
            <text:p><text:s/>2-1-1-01-01-004 </text:p>
          </table:table-cell>
          <table:table-cell table:style-name="ce129" office:value-type="string" office:string-value="100% IVA RETENIDO PERSONA NATURAL" calcext:value-type="string">
            <text:p><text:s/>100% IVA RETENIDO PERSONA NATURAL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1331.6" calcext:value-type="float">
            <text:p>1,332</text:p>
          </table:table-cell>
          <table:table-cell table:style-name="ce156" table:formula="of:=[.D13]-[.E13]+[.F13]" office:value-type="float" office:value="0" calcext:value-type="float">
            <text:p>0</text:p>
          </table:table-cell>
          <table:table-cell table:style-name="ce129" office:value-type="string" office:string-value="2-1-1-01-01-004" calcext:value-type="string">
            <text:p><text:s/>2-1-1-01-01-004 </text:p>
          </table:table-cell>
          <table:table-cell table:style-name="ce129" office:value-type="string" office:string-value="100% IVA RETENIDO PERSONA NATURAL" calcext:value-type="string">
            <text:p><text:s/>100% IVA RETENIDO PERSONA NATURAL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3]-[.J13]" office:value-type="float" office:value="0" calcext:value-type="float">
            <text:p>0</text:p>
          </table:table-cell>
          <table:table-cell table:style-name="ce183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1-005" calcext:value-type="string">
            <text:p><text:s/>2-1-1-01-01-005 </text:p>
          </table:table-cell>
          <table:table-cell table:style-name="ce129" office:value-type="string" office:string-value="IVA POR PAGAR" calcext:value-type="string">
            <text:p><text:s/>IVA POR PAGAR </text:p>
          </table:table-cell>
          <table:table-cell table:style-name="ce129"/>
          <table:table-cell table:style-name="ce156" office:value-type="float" office:value="815.8" calcext:value-type="float">
            <text:p>816</text:p>
          </table:table-cell>
          <table:table-cell table:style-name="ce155" office:value-type="float" office:value="10736.92" calcext:value-type="float">
            <text:p>10,737</text:p>
          </table:table-cell>
          <table:table-cell table:style-name="ce155" office:value-type="float" office:value="10625.69" calcext:value-type="float">
            <text:p>10,626</text:p>
          </table:table-cell>
          <table:table-cell table:style-name="ce156" table:formula="of:=[.D14]-[.E14]+[.F14]" office:value-type="float" office:value="704.57" calcext:value-type="float">
            <text:p>705</text:p>
          </table:table-cell>
          <table:table-cell table:style-name="ce129" office:value-type="string" office:string-value="2-1-1-01-01-005" calcext:value-type="string">
            <text:p><text:s/>2-1-1-01-01-005 </text:p>
          </table:table-cell>
          <table:table-cell table:style-name="ce129" office:value-type="string" office:string-value="IVA POR PAGAR" calcext:value-type="string">
            <text:p><text:s/>IVA POR PAGAR </text:p>
          </table:table-cell>
          <table:table-cell table:style-name="ce156" office:value-type="float" office:value="799.19" calcext:value-type="float">
            <text:p>799</text:p>
          </table:table-cell>
          <table:table-cell table:style-name="ce177" table:formula="of:=[.G14]-[.J14]" office:value-type="float" office:value="-94.6200000000004" calcext:value-type="float">
            <text:p>-95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table:number-columns-repeated="3"/>
          <table:table-cell table:style-name="ce156"/>
          <table:table-cell table:style-name="ce155" table:number-columns-repeated="2"/>
          <table:table-cell table:style-name="ce156"/>
          <table:table-cell table:style-name="ce129" table:number-columns-repeated="2"/>
          <table:table-cell table:style-name="ce156"/>
          <table:table-cell table:style-name="ce177"/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1" calcext:value-type="string">
            <text:p><text:s/>2-1-1-01-02-001 </text:p>
          </table:table-cell>
          <table:table-cell table:style-name="ce129" office:value-type="string" office:string-value="1% RETENCION FUENTE" calcext:value-type="string">
            <text:p><text:s/>1% RETENCION FUENTE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4" calcext:value-type="float">
            <text:p>4</text:p>
          </table:table-cell>
          <table:table-cell table:style-name="ce156" table:formula="of:=[.D16]-[.E16]+[.F16]" office:value-type="float" office:value="0" calcext:value-type="float">
            <text:p>0</text:p>
          </table:table-cell>
          <table:table-cell table:style-name="ce129" office:value-type="string" office:string-value="2-1-1-01-02-001" calcext:value-type="string">
            <text:p><text:s/>2-1-1-01-02-001 </text:p>
          </table:table-cell>
          <table:table-cell table:style-name="ce129" office:value-type="string" office:string-value="1% RETENCION FUENTE" calcext:value-type="string">
            <text:p><text:s/>1% RETENCION FUENTE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6]-[.J16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2" calcext:value-type="string">
            <text:p><text:s/>2-1-1-01-02-002 </text:p>
          </table:table-cell>
          <table:table-cell table:style-name="ce129" office:value-type="string" office:string-value="2% RETENCION FUENTE" calcext:value-type="string">
            <text:p><text:s/>2% RETENCION FUENTE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6" table:formula="of:=[.D17]-[.E17]+[.F17]" office:value-type="float" office:value="0" calcext:value-type="float">
            <text:p>0</text:p>
          </table:table-cell>
          <table:table-cell table:style-name="ce129" office:value-type="string" office:string-value="2-1-1-01-02-002" calcext:value-type="string">
            <text:p><text:s/>2-1-1-01-02-002 </text:p>
          </table:table-cell>
          <table:table-cell table:style-name="ce129" office:value-type="string" office:string-value="2% RETENCION FUENTE" calcext:value-type="string">
            <text:p><text:s/>2% RETENCION FUENTE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7]-[.J17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3" calcext:value-type="string">
            <text:p><text:s/>2-1-1-01-02-003 </text:p>
          </table:table-cell>
          <table:table-cell table:style-name="ce129" office:value-type="string" office:string-value="8% RETENCION FUENTE" calcext:value-type="string">
            <text:p><text:s/>8% RETENCION FUENTE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471.72" calcext:value-type="float">
            <text:p>472</text:p>
          </table:table-cell>
          <table:table-cell table:style-name="ce156" table:formula="of:=[.D18]-[.E18]+[.F18]" office:value-type="float" office:value="0" calcext:value-type="float">
            <text:p>0</text:p>
          </table:table-cell>
          <table:table-cell table:style-name="ce129" office:value-type="string" office:string-value="2-1-1-01-02-003" calcext:value-type="string">
            <text:p><text:s/>2-1-1-01-02-003 </text:p>
          </table:table-cell>
          <table:table-cell table:style-name="ce129" office:value-type="string" office:string-value="8% RETENCION FUENTE" calcext:value-type="string">
            <text:p><text:s/>8% RETENCION FUENTE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8]-[.J18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4" calcext:value-type="string">
            <text:p><text:s/>2-1-1-01-02-004 </text:p>
          </table:table-cell>
          <table:table-cell table:style-name="ce129" office:value-type="string" office:string-value="10% RETENCION FUENTE" calcext:value-type="string">
            <text:p><text:s/>10% RETENCION FUENTE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520" calcext:value-type="float">
            <text:p>520</text:p>
          </table:table-cell>
          <table:table-cell table:style-name="ce156" table:formula="of:=[.D19]-[.E19]+[.F19]" office:value-type="float" office:value="0" calcext:value-type="float">
            <text:p>0</text:p>
          </table:table-cell>
          <table:table-cell table:style-name="ce129" office:value-type="string" office:string-value="2-1-1-01-02-004" calcext:value-type="string">
            <text:p><text:s/>2-1-1-01-02-004 </text:p>
          </table:table-cell>
          <table:table-cell table:style-name="ce129" office:value-type="string" office:string-value="10% RETENCION FUENTE" calcext:value-type="string">
            <text:p><text:s/>10% RETENCION FUENTE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19]-[.J19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7" calcext:value-type="string">
            <text:p><text:s/>2-1-1-01-02-007 </text:p>
          </table:table-cell>
          <table:table-cell table:style-name="ce129" office:value-type="string" office:string-value="RET. FUENTE POR PAGAR" calcext:value-type="string">
            <text:p><text:s/>RET. FUENTE POR PAGAR </text:p>
          </table:table-cell>
          <table:table-cell table:style-name="ce129"/>
          <table:table-cell table:style-name="ce156" office:value-type="float" office:value="620.86" calcext:value-type="float">
            <text:p>621</text:p>
          </table:table-cell>
          <table:table-cell table:style-name="ce155" office:value-type="float" office:value="1233.53" calcext:value-type="float">
            <text:p>1,234</text:p>
          </table:table-cell>
          <table:table-cell table:style-name="ce155" office:value-type="float" office:value="1121.23" calcext:value-type="float">
            <text:p>1,121</text:p>
          </table:table-cell>
          <table:table-cell table:style-name="ce156" table:formula="of:=[.D20]-[.E20]+[.F20]" office:value-type="float" office:value="508.56" calcext:value-type="float">
            <text:p>509</text:p>
          </table:table-cell>
          <table:table-cell table:style-name="ce129" office:value-type="string" office:string-value="2-1-1-01-02-007" calcext:value-type="string">
            <text:p><text:s/>2-1-1-01-02-007 </text:p>
          </table:table-cell>
          <table:table-cell table:style-name="ce129" office:value-type="string" office:string-value="RET. FUENTE POR PAGAR" calcext:value-type="string">
            <text:p><text:s/>RET. FUENTE POR PAGAR </text:p>
          </table:table-cell>
          <table:table-cell table:style-name="ce156" office:value-type="float" office:value="606.81" calcext:value-type="float">
            <text:p>607</text:p>
          </table:table-cell>
          <table:table-cell table:style-name="ce177" table:formula="of:=[.G20]-[.J20]" office:value-type="float" office:value="-98.2499999999999" calcext:value-type="float">
            <text:p>-98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table:number-columns-repeated="3"/>
          <table:table-cell table:style-name="ce156"/>
          <table:table-cell table:style-name="ce155" table:number-columns-repeated="2"/>
          <table:table-cell table:style-name="ce156"/>
          <table:table-cell table:style-name="ce129" table:number-columns-repeated="2"/>
          <table:table-cell table:style-name="ce156"/>
          <table:table-cell table:style-name="ce177"/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8" calcext:value-type="string">
            <text:p><text:s/>2-1-1-01-02-008 </text:p>
          </table:table-cell>
          <table:table-cell table:style-name="ce129" office:value-type="string" office:string-value="RET. IMPTO 1.75% COMPRAS" calcext:value-type="string">
            <text:p><text:s/>RET. IMPTO 1.75% COMPRAS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6" table:formula="of:=[.D22]-[.E22]+[.F22]" office:value-type="float" office:value="0" calcext:value-type="float">
            <text:p>0</text:p>
          </table:table-cell>
          <table:table-cell table:style-name="ce129" office:value-type="string" office:string-value="2-1-1-01-02-008" calcext:value-type="string">
            <text:p><text:s/>2-1-1-01-02-008 </text:p>
          </table:table-cell>
          <table:table-cell table:style-name="ce129" office:value-type="string" office:string-value="RET. IMPTO 1.75% COMPRAS" calcext:value-type="string">
            <text:p><text:s/>RET. IMPTO 1.75% COMPRAS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22]-[.J22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2-009" calcext:value-type="string">
            <text:p><text:s/>2-1-1-01-02-009 </text:p>
          </table:table-cell>
          <table:table-cell table:style-name="ce129" office:value-type="string" office:string-value="RET. IMPTO. 2.75% COMPRAS" calcext:value-type="string">
            <text:p><text:s/>RET. IMPTO. 2.75% COMPRAS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125.51" calcext:value-type="float">
            <text:p>126</text:p>
          </table:table-cell>
          <table:table-cell table:style-name="ce156" table:formula="of:=[.D23]-[.E23]+[.F23]" office:value-type="float" office:value="0" calcext:value-type="float">
            <text:p>0</text:p>
          </table:table-cell>
          <table:table-cell table:style-name="ce129" office:value-type="string" office:string-value="2-1-1-01-02-009" calcext:value-type="string">
            <text:p><text:s/>2-1-1-01-02-009 </text:p>
          </table:table-cell>
          <table:table-cell table:style-name="ce129" office:value-type="string" office:string-value="RET. IMPTO. 2.75% COMPRAS" calcext:value-type="string">
            <text:p><text:s/>RET. IMPTO. 2.75% COMPRAS </text:p>
          </table:table-cell>
          <table:table-cell table:style-name="ce156" office:value-type="float" office:value="0" calcext:value-type="float">
            <text:p>0</text:p>
          </table:table-cell>
          <table:table-cell table:style-name="ce177" table:formula="of:=[.G23]-[.J23]" office:value-type="float" office:value="0" calcext:value-type="float">
            <text:p>0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table:number-columns-repeated="3"/>
          <table:table-cell table:style-name="ce156"/>
          <table:table-cell table:style-name="ce155" table:number-columns-repeated="2"/>
          <table:table-cell table:style-name="ce156"/>
          <table:table-cell table:style-name="ce129" table:number-columns-repeated="2"/>
          <table:table-cell table:style-name="ce156"/>
          <table:table-cell table:style-name="ce177"/>
          <table:table-cell table:style-name="ce183" table:number-columns-repeated="45"/>
          <table:table-cell table:number-columns-repeated="963"/>
        </table:table-row>
        <table:table-row table:style-name="ro2">
          <table:table-cell table:style-name="ce129" office:value-type="string" office:string-value="2-1-1-01-03-001" calcext:value-type="string">
            <text:p><text:s/>2-1-1-01-03-001 </text:p>
          </table:table-cell>
          <table:table-cell table:style-name="ce129" office:value-type="string" office:string-value="IMPUESTO A LA RENTA POR  PAGAR" calcext:value-type="string">
            <text:p><text:s/>IMPUESTO A LA RENTA POR <text:s/>PAGAR </text:p>
          </table:table-cell>
          <table:table-cell table:style-name="ce129"/>
          <table:table-cell table:style-name="ce156" office:value-type="float" office:value="0" calcext:value-type="float">
            <text:p>0</text:p>
          </table:table-cell>
          <table:table-cell table:number-columns-repeated="2" table:style-name="ce155" office:value-type="float" office:value="15612.31" calcext:value-type="float">
            <text:p>15,612</text:p>
          </table:table-cell>
          <table:table-cell table:style-name="ce156" table:formula="of:=[.D25]-[.E25]+[.F25]" office:value-type="float" office:value="0" calcext:value-type="float">
            <text:p>0</text:p>
          </table:table-cell>
          <table:table-cell table:style-name="ce129" office:value-type="string" office:string-value="2-1-1-01-03-001" calcext:value-type="string">
            <text:p><text:s/>2-1-1-01-03-001 </text:p>
          </table:table-cell>
          <table:table-cell table:style-name="ce129" office:value-type="string" office:string-value="IMPUESTO A LA RENTA POR  PAGAR" calcext:value-type="string">
            <text:p><text:s/>IMPUESTO A LA RENTA POR <text:s/>PAGAR </text:p>
          </table:table-cell>
          <table:table-cell table:style-name="ce156" office:value-type="float" office:value="40604.11" calcext:value-type="float">
            <text:p>40,604</text:p>
          </table:table-cell>
          <table:table-cell table:style-name="ce177" table:formula="of:=[.G25]-[.J25]" office:value-type="float" office:value="-40604.11" calcext:value-type="float">
            <text:p>-40,604</text:p>
          </table:table-cell>
          <table:table-cell table:style-name="ce182" table:number-columns-repeated="45"/>
          <table:table-cell table:number-columns-repeated="963"/>
        </table:table-row>
        <table:table-row table:style-name="ro2">
          <table:table-cell table:style-name="ce129" table:number-columns-repeated="3"/>
          <table:table-cell table:style-name="ce155" table:number-columns-repeated="4"/>
          <table:table-cell table:style-name="ce129" table:number-columns-repeated="2"/>
          <table:table-cell table:style-name="ce155"/>
          <table:table-cell table:style-name="ce178"/>
          <table:table-cell table:style-name="ce182" table:number-columns-repeated="45"/>
          <table:table-cell table:number-columns-repeated="963"/>
        </table:table-row>
        <table:table-row table:style-name="ro4">
          <table:table-cell table:style-name="ce130"/>
          <table:table-cell table:style-name="ce144" office:value-type="string" office:string-value="Total" calcext:value-type="string">
            <text:p><text:s/>Total </text:p>
          </table:table-cell>
          <table:table-cell table:style-name="ce144"/>
          <table:table-cell table:style-name="ce157" table:formula="of:=SUM([.D9:.D26])" office:value-type="float" office:value="1436.66" calcext:value-type="float">
            <text:p>1,437</text:p>
          </table:table-cell>
          <table:table-cell table:style-name="ce164" table:formula="of:=SUM([.E9:.E26])" office:value-type="float" office:value="50609.67" calcext:value-type="float">
            <text:p>50,610</text:p>
          </table:table-cell>
          <table:table-cell table:style-name="ce164" table:formula="of:=SUM([.F9:.F26])" office:value-type="float" office:value="50386.14" calcext:value-type="float">
            <text:p>50,386</text:p>
          </table:table-cell>
          <table:table-cell table:style-name="ce157" table:formula="of:=SUM([.G9:.G26])" office:value-type="float" office:value="1213.13" calcext:value-type="float">
            <text:p>1,213</text:p>
          </table:table-cell>
          <table:table-cell table:style-name="ce130" table:number-columns-repeated="2"/>
          <table:table-cell table:style-name="ce174" table:formula="of:=SUM([.J9:.J26])" office:value-type="float" office:value="42010.11" calcext:value-type="float">
            <text:p>42,010</text:p>
          </table:table-cell>
          <table:table-cell table:style-name="ce179" table:formula="of:=SUM([.K9:.K26])" office:value-type="float" office:value="-40796.98" calcext:value-type="float">
            <text:p>-40,797</text:p>
          </table:table-cell>
          <table:table-cell table:style-name="ce184" table:number-columns-repeated="1008"/>
        </table:table-row>
        <table:table-row table:style-name="ro2">
          <table:table-cell table:number-columns-repeated="1019"/>
        </table:table-row>
        <table:table-row table:style-name="ro2">
          <table:table-cell/>
          <table:table-cell table:style-name="ce145" table:number-columns-repeated="2"/>
          <table:table-cell table:style-name="ce158" office:value-type="string" calcext:value-type="string">
            <text:p>Saldo al</text:p>
          </table:table-cell>
          <table:table-cell table:style-name="ce165" office:value-type="string" office:string-value="Saldo al" calcext:value-type="string">
            <text:p><text:s/>Saldo al </text:p>
          </table:table-cell>
          <table:table-cell table:number-columns-repeated="1014"/>
        </table:table-row>
        <table:table-row table:style-name="ro2">
          <table:table-cell/>
          <table:table-cell table:style-name="ce146" office:value-type="string" calcext:value-type="string">
            <text:p>Nota a los estados financieros:</text:p>
          </table:table-cell>
          <table:table-cell table:style-name="ce146"/>
          <table:table-cell table:style-name="ce159" office:value-type="date" office:date-value="2020-12-31" calcext:value-type="date">
            <text:p>31/12/2020</text:p>
          </table:table-cell>
          <table:table-cell table:style-name="ce166" office:value-type="date" office:date-value="2019-12-31" calcext:value-type="date">
            <text:p>31/12/2019</text:p>
          </table:table-cell>
          <table:table-cell table:number-columns-repeated="1014"/>
        </table:table-row>
        <table:table-row table:style-name="ro2">
          <table:table-cell/>
          <table:table-cell table:style-name="ce147" table:number-columns-repeated="2"/>
          <table:table-cell table:style-name="ce160"/>
          <table:table-cell table:style-name="ce167"/>
          <table:table-cell table:number-columns-repeated="1014"/>
        </table:table-row>
        <table:table-row table:style-name="ro2">
          <table:table-cell/>
          <table:table-cell table:style-name="ce148" office:value-type="string" office:string-value="IVA POR PAGAR" calcext:value-type="string">
            <text:p><text:s/>IVA POR PAGAR </text:p>
          </table:table-cell>
          <table:table-cell table:style-name="ce148"/>
          <table:table-cell table:style-name="ce156" table:formula="of:=SUM([.G10:.G14])" office:value-type="float" office:value="704.57" calcext:value-type="float">
            <text:p>705</text:p>
          </table:table-cell>
          <table:table-cell table:style-name="ce156" table:formula="of:=SUM([.J10:.J14])" office:value-type="float" office:value="799.19" calcext:value-type="float">
            <text:p>799</text:p>
          </table:table-cell>
          <table:table-cell table:number-columns-repeated="1014"/>
        </table:table-row>
        <table:table-row table:style-name="ro2">
          <table:table-cell/>
          <table:table-cell table:style-name="ce149" office:value-type="string" calcext:value-type="string">
            <text:p>RET. FUENTE POR PAGAR</text:p>
          </table:table-cell>
          <table:table-cell table:style-name="ce149"/>
          <table:table-cell table:style-name="ce156" table:formula="of:=SUM([.G16:.G20])" office:value-type="float" office:value="508.56" calcext:value-type="float">
            <text:p>509</text:p>
          </table:table-cell>
          <table:table-cell table:style-name="ce156" table:formula="of:=SUM([.J16:.J20])" office:value-type="float" office:value="606.81" calcext:value-type="float">
            <text:p>607</text:p>
          </table:table-cell>
          <table:table-cell table:number-columns-repeated="1014"/>
        </table:table-row>
        <table:table-row table:style-name="ro2">
          <table:table-cell/>
          <table:table-cell table:style-name="ce148" office:value-type="string" office:string-value="IMPUESTO A LA RENTA POR  PAGAR" calcext:value-type="string">
            <text:p><text:s/>IMPUESTO A LA RENTA POR <text:s/>PAGAR </text:p>
          </table:table-cell>
          <table:table-cell table:style-name="ce148"/>
          <table:table-cell table:style-name="ce156" table:formula="of:=[.G25]" office:value-type="float" office:value="0" calcext:value-type="float">
            <text:p>0</text:p>
          </table:table-cell>
          <table:table-cell table:style-name="ce156" table:formula="of:=[.J25]" office:value-type="float" office:value="40604.11" calcext:value-type="float">
            <text:p>40,604</text:p>
          </table:table-cell>
          <table:table-cell table:number-columns-repeated="1014"/>
        </table:table-row>
        <table:table-row table:style-name="ro2">
          <table:table-cell/>
          <table:table-cell table:style-name="ce148" table:number-columns-repeated="2"/>
          <table:table-cell table:style-name="ce161"/>
          <table:table-cell table:style-name="ce168"/>
          <table:table-cell table:number-columns-repeated="1014"/>
        </table:table-row>
        <table:table-row table:style-name="ro2">
          <table:table-cell/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62" table:formula="of:=+SUM([.D32:.D34])" office:value-type="float" office:value="1213.13" calcext:value-type="float">
            <text:p>1,213</text:p>
          </table:table-cell>
          <table:table-cell table:style-name="ce162" table:formula="of:=+SUM([.E32:.E34])" office:value-type="float" office:value="42010.11" calcext:value-type="float">
            <text:p>42,010</text:p>
          </table:table-cell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table:style-name="ce131" office:value-type="string" office:string-value="Fuente:" calcext:value-type="string">
            <text:p><text:s/>Fuente: </text:p>
          </table:table-cell>
          <table:table-cell table:style-name="ce151" table:number-columns-repeated="46"/>
          <table:table-cell table:style-name="ce185" table:number-columns-repeated="9"/>
          <table:table-cell table:number-columns-repeated="963"/>
        </table:table-row>
        <table:table-row table:style-name="ro2">
          <table:table-cell table:style-name="ce139" office:value-type="string" office:string-value="Estados Financieros de la compañía" calcext:value-type="string">
            <text:p><text:s/>Estados Financieros de la compañía </text:p>
          </table:table-cell>
          <table:table-cell table:style-name="ce139" table:number-columns-repeated="46"/>
          <table:table-cell table:number-columns-repeated="972"/>
        </table:table-row>
        <table:table-row table:style-name="ro2">
          <table:table-cell table:style-name="ce139" table:number-columns-repeated="47"/>
          <table:table-cell table:number-columns-repeated="972"/>
        </table:table-row>
        <table:table-row table:style-name="ro2">
          <table:table-cell table:style-name="ce140" office:value-type="string" office:string-value="Objetivo:" calcext:value-type="string">
            <text:p><text:s/>Objetivo: </text:p>
          </table:table-cell>
          <table:table-cell table:style-name="ce139" table:number-columns-repeated="46"/>
          <table:table-cell table:number-columns-repeated="972"/>
        </table:table-row>
        <table:table-row table:style-name="ro2">
          <table:table-cell table:style-name="ce139" office:value-type="string" office:string-value="Obtener un detalle comparativo de los saldos entre periodos, esto con la finalidad de diseñar procedimientos de auditoría sobre los saldos de las cuentas" calcext:value-type="string">
            <text:p><text:s/>Obtener un detalle comparativo de los saldos entre periodos, esto con la finalidad de diseñar procedimientos de auditoría sobre los saldos de las cuentas </text:p>
          </table:table-cell>
          <table:table-cell table:style-name="ce139" table:number-columns-repeated="46"/>
          <table:table-cell table:number-columns-repeated="972"/>
        </table:table-row>
        <table:table-row table:style-name="ro2">
          <table:table-cell table:style-name="ce139" office:value-type="string" office:string-value="Identificar las principales variaciones de los saldos." calcext:value-type="string">
            <text:p><text:s/>Identificar las principales variaciones de los saldos. </text:p>
          </table:table-cell>
          <table:table-cell table:style-name="ce139" table:number-columns-repeated="46"/>
          <table:table-cell table:number-columns-repeated="972"/>
        </table:table-row>
        <table:table-row table:style-name="ro2" table:number-rows-repeated="2">
          <table:table-cell table:style-name="ce139" table:number-columns-repeated="47"/>
          <table:table-cell table:number-columns-repeated="972"/>
        </table:table-row>
        <table:table-row table:style-name="ro2">
          <table:table-cell table:style-name="ce140" office:value-type="string" office:string-value="Observaciones:" calcext:value-type="string">
            <text:p><text:s/>Observaciones: </text:p>
          </table:table-cell>
          <table:table-cell table:style-name="ce139" table:number-columns-repeated="46"/>
          <table:table-cell table:number-columns-repeated="972"/>
        </table:table-row>
        <table:table-row table:style-name="ro2">
          <table:table-cell table:style-name="ce139" office:value-type="string" office:string-value="OBS. 1" calcext:value-type="string">
            <text:p><text:s/>OBS. 1 </text:p>
          </table:table-cell>
          <table:table-cell table:style-name="ce139" office:value-type="string" office:string-value="aun no termina el año fiscal por lo que se debe esperar al cierre financiero 2020" calcext:value-type="string">
            <text:p><text:s/>aun no termina el año fiscal por lo que se debe esperar al cierre financiero 2020 </text:p>
          </table:table-cell>
          <table:table-cell table:style-name="ce139" table:number-columns-repeated="45"/>
          <table:table-cell table:number-columns-repeated="972"/>
        </table:table-row>
        <table:table-row table:style-name="ro2">
          <table:table-cell table:style-name="ce139" table:number-columns-repeated="47"/>
          <table:table-cell table:number-columns-repeated="972"/>
        </table:table-row>
        <table:table-row table:style-name="ro2">
          <table:table-cell table:style-name="ce141" office:value-type="string" calcext:value-type="string">
            <text:p>Conclusiones (A ser completado por el Auditor a cargo del compromiso):</text:p>
          </table:table-cell>
          <table:table-cell table:style-name="ce139" table:number-columns-repeated="46"/>
          <table:table-cell table:number-columns-repeated="972"/>
        </table:table-row>
        <table:table-row table:style-name="ro2" table:number-rows-repeated="9">
          <table:table-cell table:style-name="ce139" table:number-columns-repeated="47"/>
          <table:table-cell table:number-columns-repeated="972"/>
        </table:table-row>
        <table:table-row table:style-name="ro2" table:number-rows-repeated="104851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Mayor_Impuestos_C" table:style-name="ta1">
        <table:table-column table:style-name="co9" table:default-cell-style-name="ce127"/>
        <table:table-column table:style-name="co10" table:default-cell-style-name="ce127"/>
        <table:table-column table:style-name="co11" table:number-columns-repeated="3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6" table:number-columns-repeated="415" table:default-cell-style-name="ce127"/>
        <table:table-column table:style-name="co7" table:number-columns-repeated="600" table:default-cell-style-name="ce127"/>
        <table:table-row table:style-name="ro6">
          <table:table-cell table:style-name="ce186" office:value-type="string" calcext:value-type="string">
            <text:p>2-1-1-01</text:p>
          </table:table-cell>
          <table:table-cell table:style-name="ce187" office:value-type="string" calcext:value-type="string">
            <text:p>OBLIGACIONES TRIBUTARIAS</text:p>
          </table:table-cell>
          <table:table-cell table:style-name="ce188" office:value-type="float" office:value="-1406" calcext:value-type="float">
            <text:p>-1,406.00</text:p>
          </table:table-cell>
          <table:table-cell table:style-name="ce188" table:number-columns-repeated="3"/>
          <table:table-cell table:number-columns-repeated="2"/>
          <table:table-cell table:style-name="ce188" table:number-columns-repeated="2"/>
          <table:table-cell table:number-columns-repeated="1014"/>
        </table:table-row>
        <table:table-row table:style-name="ro6">
          <table:table-cell table:style-name="ce186" office:value-type="string" calcext:value-type="string">
            <text:p>2-1-1-01-01</text:p>
          </table:table-cell>
          <table:table-cell table:style-name="ce187" office:value-type="string" calcext:value-type="string">
            <text:p>IVA POR PAGAR</text:p>
          </table:table-cell>
          <table:table-cell office:value-type="float" office:value="-799.19" calcext:value-type="float">
            <text:p>-799.19</text:p>
          </table:table-cell>
          <table:table-cell table:style-name="ce188" table:number-columns-repeated="2"/>
          <table:table-cell table:number-columns-repeated="3"/>
          <table:table-cell table:style-name="ce188" table:number-columns-repeated="2"/>
          <table:table-cell table:number-columns-repeated="1014"/>
        </table:table-row>
        <table:table-row table:style-name="ro6">
          <table:table-cell table:style-name="ce186" office:value-type="string" calcext:value-type="string">
            <text:p>2-1-1-01-01-001</text:p>
          </table:table-cell>
          <table:table-cell table:style-name="ce187" office:value-type="string" calcext:value-type="string">
            <text:p>12% IVA VENTA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8" office:value-type="float" office:value="62019" calcext:value-type="float">
            <text:p>62,01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3"/>
          <table:table-cell table:style-name="ce188" table:number-columns-repeated="2"/>
          <table:table-cell table:number-columns-repeated="834"/>
        </table:table-row>
        <table:table-row table:style-name="ro2">
          <table:table-cell table:style-name="ce186" office:value-type="string" calcext:value-type="string">
            <text:p>-7,411.2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1" calcext:value-type="date">
            <text:p>21/02/2020</text:p>
          </table:table-cell>
          <table:table-cell office:value-type="string" calcext:value-type="string">
            <text:p>Factura #4316 Cliente : Telconet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,411.2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,216.00</text:p>
          </table:table-cell>
          <table:table-cell table:style-name="ce188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16" calcext:value-type="date">
            <text:p>16/03/2020</text:p>
          </table:table-cell>
          <table:table-cell office:value-type="string" calcext:value-type="string">
            <text:p>Factura #4317 Cliente: Telconet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8,432.00</text:p>
          </table:table-cell>
          <table:table-cell table:style-name="ce188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,216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9216" calcext:value-type="float">
            <text:p>9,216.0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,216.6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9216.6" calcext:value-type="float">
            <text:p>9,216.6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,640.00</text:p>
          </table:table-cell>
          <table:table-cell table:style-name="ce188" office:value-type="float" office:value="5640" calcext:value-type="float">
            <text:p>5,640.0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23" calcext:value-type="date">
            <text:p>23/06/20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,620.00</text:p>
          </table:table-cell>
          <table:table-cell table:style-name="ce188" office:value-type="float" office:value="1980" calcext:value-type="float">
            <text:p>1,980.0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24" calcext:value-type="date">
            <text:p>24/06/20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,640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980" calcext:value-type="float">
            <text:p>1,980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5640" calcext:value-type="float">
            <text:p>5,640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,640.00</text:p>
          </table:table-cell>
          <table:table-cell table:style-name="ce188" office:value-type="float" office:value="5640" calcext:value-type="float">
            <text:p>5,640.0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02" calcext:value-type="date">
            <text:p>02/07/20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5640" calcext:value-type="float">
            <text:p>5,640.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,820.00</text:p>
          </table:table-cell>
          <table:table-cell table:style-name="ce188" office:value-type="float" office:value="2820" calcext:value-type="float">
            <text:p>2,820.0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09" calcext:value-type="date">
            <text:p>09/08/2020</text:p>
          </table:table-cell>
          <table:table-cell office:value-type="string" calcext:value-type="string">
            <text:p>Cliente:Telconet SA Fact: 4322 - DRY BATTERY DM-12120 Cantidad:10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0,110.00</text:p>
          </table:table-cell>
          <table:table-cell table:style-name="ce188" office:value-type="float" office:value="7290" calcext:value-type="float">
            <text:p>7,290.0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21" calcext:value-type="date">
            <text:p>21/08/2020</text:p>
          </table:table-cell>
          <table:table-cell office:value-type="string" calcext:value-type="string">
            <text:p>Cliente:Telconet Fact: 4323 - DRY BATTERY DM-12120 Cantidad:27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5,504.00</text:p>
          </table:table-cell>
          <table:table-cell table:style-name="ce188" office:value-type="float" office:value="5394" calcext:value-type="float">
            <text:p>5,394.0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22" calcext:value-type="date">
            <text:p>22/08/20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5504" calcext:value-type="float">
            <text:p>15,504.0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1-004</text:p>
          </table:table-cell>
          <table:table-cell table:style-name="ce187" office:value-type="string" calcext:value-type="string">
            <text:p>100% IVA RETENIDO PERSONA NATURA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8" office:value-type="float" office:value="8118.93" calcext:value-type="float">
            <text:p>8,118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2"/>
          <table:table-cell table:style-name="ce188"/>
          <table:table-cell table:number-columns-repeated="5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825"/>
        </table:table-row>
        <table:table-row table:style-name="ro2">
          <table:table-cell table:style-name="ce186" office:value-type="string" calcext:value-type="string">
            <text:p><text:s/>738.70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870.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720.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756.09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06.25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86.00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1,032.34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032.34" calcext:value-type="float">
            <text:p>1,032.3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table:style-name="ce188" office:value-type="float" office:value="1032.34" calcext:value-type="float">
            <text:p>1,032.3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50.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43.75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815.80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1-005</text:p>
          </table:table-cell>
          <table:table-cell table:style-name="ce187" office:value-type="string" calcext:value-type="string">
            <text:p>IVA POR PAGAR</text:p>
          </table:table-cell>
          <table:table-cell office:value-type="float" office:value="-799.19" calcext:value-type="float">
            <text:p>-799.19</text:p>
          </table:table-cell>
          <table:table-cell table:style-name="ce188" office:value-type="float" office:value="61845.94" calcext:value-type="float">
            <text:p>61,845.94</text:p>
          </table:table-cell>
          <table:table-cell table:style-name="ce188" office:value-type="float" office:value="61862.55" calcext:value-type="float">
            <text:p>61,862.55</text:p>
          </table:table-cell>
          <table:table-cell office:value-type="float" office:value="-815.8" calcext:value-type="float">
            <text:p>-815.8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2"/>
          <table:table-cell table:style-name="ce188"/>
          <table:table-cell table:number-columns-repeated="5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/>
          <table:table-cell/>
          <table:table-cell table:style-name="ce188"/>
          <table:table-cell table:number-columns-repeated="4"/>
          <table:table-cell table:style-name="ce189"/>
          <table:table-cell/>
          <table:table-cell table:style-name="ce188" table:number-columns-repeated="2"/>
          <table:table-cell table:number-columns-repeated="5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/>
          <table:table-cell table:number-columns-repeated="4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3"/>
          <table:table-cell table:style-name="ce188" table:number-columns-repeated="2"/>
          <table:table-cell table:number-columns-repeated="654"/>
        </table:table-row>
        <table:table-row table:style-name="ro2">
          <table:table-cell table:style-name="ce186" office:value-type="string" calcext:value-type="string">
            <text:p>-1,537.89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38.69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102" calcext:value-type="float">
            <text:p>168102</text:p>
          </table:table-cell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ND 3608-0 :ND:0-3608 Pago retencion iva mes Diciem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565.39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304.08" calcext:value-type="float">
            <text:p>1,304.0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04.6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,289.22</text:p>
          </table:table-cell>
          <table:table-cell table:style-name="ce188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4,166.71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122.51" calcext:value-type="float">
            <text:p>1,122.5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,244.49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,983.19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002" calcext:value-type="float">
            <text:p>171002</text:p>
          </table:table-cell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ND 3110-0 :ND:0-3110 PAGO RETENCION IVA MES ENE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8,967.8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4984.61" calcext:value-type="float">
            <text:p>4,984.6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1,556.60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6,541.21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4984.61" calcext:value-type="float">
            <text:p>4,984.6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869.99</text:p>
          </table:table-cell>
          <table:table-cell table:style-name="ce188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0,086.59</text:p>
          </table:table-cell>
          <table:table-cell table:style-name="ce188" office:value-type="float" office:value="9216.6" calcext:value-type="float">
            <text:p>9,216.6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,237.64</text:p>
          </table:table-cell>
          <table:table-cell office:value-type="float" office:value="0" calcext:value-type="float">
            <text:p>0</text:p>
          </table:table-cell>
          <table:table-cell office:value-type="float" office:value="848.95" calcext:value-type="float">
            <text:p>848.9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,074.53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2163.11" calcext:value-type="float">
            <text:p>2,163.1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,794.53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590.59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6203.94" calcext:value-type="float">
            <text:p>6,203.9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0,806.59</text:p>
          </table:table-cell>
          <table:table-cell table:style-name="ce188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590.59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9216" calcext:value-type="float">
            <text:p>9,216.0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20.59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402" calcext:value-type="float">
            <text:p>172402</text:p>
          </table:table-cell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ND 4628-0 :ND:0-4628 Pago retencion Ivas mes Febre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19.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476.08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56.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402" calcext:value-type="float">
            <text:p>174402</text:p>
          </table:table-cell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ND 03122-0 :ND:0-03122 PAGO RTE IVA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1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802" calcext:value-type="float">
            <text:p>175802</text:p>
          </table:table-cell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ND 2887-0 :ND:0-2887 PAGO RTE IVA MES ABRIL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06.24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692.2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85.99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202" calcext:value-type="float">
            <text:p>179202</text:p>
          </table:table-cell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ND 03688-0 :ND:0-03688 Pago SRI retencion Iva mes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86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Regularizaci de Sald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818.34</text:p>
          </table:table-cell>
          <table:table-cell table:style-name="ce188" office:value-type="float" office:value="1032.34" calcext:value-type="float">
            <text:p>1,032.34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032.3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602" calcext:value-type="float">
            <text:p>180602</text:p>
          </table:table-cell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ND 03225-0 :ND:0-03225 Pago SRI retenciones iva me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032.34" calcext:value-type="float">
            <text:p>1,032.34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002" calcext:value-type="float">
            <text:p>183002</text:p>
          </table:table-cell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ND 2891-0 :ND:0-2891 SRI - Cancelaci de Impuest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50.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6,254.00</text:p>
          </table:table-cell>
          <table:table-cell table:style-name="ce188" office:value-type="float" office:value="15504" calcext:value-type="float">
            <text:p>15,504.0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5,351.91</text:p>
          </table:table-cell>
          <table:table-cell office:value-type="float" office:value="0" calcext:value-type="float">
            <text:p>0</text:p>
          </table:table-cell>
          <table:table-cell office:value-type="float" office:value="902.09" calcext:value-type="float">
            <text:p>902.0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50.00</text:p>
          </table:table-cell>
          <table:table-cell office:value-type="float" office:value="0" calcext:value-type="float">
            <text:p>0</text:p>
          </table:table-cell>
          <table:table-cell table:style-name="ce188" office:value-type="float" office:value="14601.91" calcext:value-type="float">
            <text:p>14,601.9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602" calcext:value-type="float">
            <text:p>185602</text:p>
          </table:table-cell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ND 5347-0 :ND:0-5347 SRI - Cancelaci de Impuest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43.75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002" calcext:value-type="float">
            <text:p>187002</text:p>
          </table:table-cell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ND 2995-0 :ND:0-2995 Pago SRI retenciones iva mes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815.80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</text:p>
          </table:table-cell>
          <table:table-cell table:style-name="ce187" office:value-type="string" calcext:value-type="string">
            <text:p>RETENCIONES EN FUENTE X PAGAR</text:p>
          </table:table-cell>
          <table:table-cell office:value-type="float" office:value="-606.81" calcext:value-type="float">
            <text:p>-606.81</text:p>
          </table:table-cell>
          <table:table-cell table:style-name="ce188" table:number-columns-repeated="2"/>
          <table:table-cell table:number-columns-repeated="3"/>
          <table:table-cell table:style-name="ce188" table:number-columns-repeated="2"/>
          <table:table-cell table:number-columns-repeated="1014"/>
        </table:table-row>
        <table:table-row table:style-name="ro6">
          <table:table-cell table:style-name="ce186" office:value-type="string" calcext:value-type="string">
            <text:p>2-1-1-01-02-001</text:p>
          </table:table-cell>
          <table:table-cell table:style-name="ce187" office:value-type="string" calcext:value-type="string">
            <text:p>1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888"/>
        </table:table-row>
        <table:table-row table:style-name="ro2">
          <table:table-cell table:style-name="ce186" office:value-type="string" calcext:value-type="string">
            <text:p>-.6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32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7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METROMODAL - NC #4521: RECLASIFICACIﾓN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4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2</text:p>
          </table:table-cell>
          <table:table-cell table:style-name="ce187" office:value-type="string" calcext:value-type="string">
            <text:p>2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8.07" calcext:value-type="float">
            <text:p>268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924"/>
        </table:table-row>
        <table:table-row table:style-name="ro2">
          <table:table-cell table:style-name="ce186" office:value-type="string" calcext:value-type="string">
            <text:p><text:s/>15.98</text:p>
          </table:table-cell>
          <table:table-cell office:value-type="float" office:value="0" calcext:value-type="float">
            <text:p>0</text:p>
          </table:table-cell>
          <table:table-cell office:value-type="float" office:value="15.98" calcext:value-type="float">
            <text:p>15.9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7.18</text:p>
          </table:table-cell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5.6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0.85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04.06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3</text:p>
          </table:table-cell>
          <table:table-cell table:style-name="ce187" office:value-type="string" calcext:value-type="string">
            <text:p>8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8" office:value-type="float" office:value="2711.39" calcext:value-type="float">
            <text:p>2,711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807"/>
        </table:table-row>
        <table:table-row table:style-name="ro2">
          <table:table-cell table:style-name="ce186" office:value-type="string" calcext:value-type="string">
            <text:p><text:s/>192.47</text:p>
          </table:table-cell>
          <table:table-cell office:value-type="float" office:value="0" calcext:value-type="float">
            <text:p>0</text:p>
          </table:table-cell>
          <table:table-cell office:value-type="float" office:value="192.47" calcext:value-type="float">
            <text:p>192.4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192.47" calcext:value-type="float">
            <text:p>192.47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40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40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204.06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204.17</text:p>
          </table:table-cell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.1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204.17" calcext:value-type="float">
            <text:p>204.17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224.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400.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00.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95.83</text:p>
          </table:table-cell>
          <table:table-cell office:value-type="float" office:value="195.83" calcext:value-type="float">
            <text:p>195.83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95.83" calcext:value-type="float">
            <text:p>195.83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35.86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4</text:p>
          </table:table-cell>
          <table:table-cell table:style-name="ce187" office:value-type="string" calcext:value-type="string">
            <text:p>10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8" office:value-type="float" office:value="3845.28" calcext:value-type="float">
            <text:p>3,845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825"/>
        </table:table-row>
        <table:table-row table:style-name="ro2">
          <table:table-cell table:style-name="ce186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425.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00.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00.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360.28</text:p>
          </table:table-cell>
          <table:table-cell office:value-type="float" office:value="0" calcext:value-type="float">
            <text:p>0</text:p>
          </table:table-cell>
          <table:table-cell office:value-type="float" office:value="360.28" calcext:value-type="float">
            <text:p>360.2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360.28" calcext:value-type="float">
            <text:p>360.28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85.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7</text:p>
          </table:table-cell>
          <table:table-cell table:style-name="ce187" office:value-type="string" calcext:value-type="string">
            <text:p>RET. FUENTE POR PAGAR</text:p>
          </table:table-cell>
          <table:table-cell office:value-type="float" office:value="-606.81" calcext:value-type="float">
            <text:p>-606.81</text:p>
          </table:table-cell>
          <table:table-cell table:style-name="ce188" office:value-type="float" office:value="6365.01" calcext:value-type="float">
            <text:p>6,365.01</text:p>
          </table:table-cell>
          <table:table-cell table:style-name="ce188" office:value-type="float" office:value="6379.06" calcext:value-type="float">
            <text:p>6,379.06</text:p>
          </table:table-cell>
          <table:table-cell office:value-type="float" office:value="-620.86" calcext:value-type="float">
            <text:p>-620.86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/>
          <table:table-cell table:style-name="ce188"/>
          <table:table-cell table:number-columns-repeated="6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600"/>
        </table:table-row>
        <table:table-row table:style-name="ro2">
          <table:table-cell table:style-name="ce186" office:value-type="string" calcext:value-type="string">
            <text:p>-981.8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97.79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190.26</text:p>
          </table:table-cell>
          <table:table-cell office:value-type="float" office:value="192.47" calcext:value-type="float">
            <text:p>192.4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74.91</text:p>
          </table:table-cell>
          <table:table-cell office:value-type="float" office:value="0" calcext:value-type="float">
            <text:p>0</text:p>
          </table:table-cell>
          <table:table-cell office:value-type="float" office:value="615.35" calcext:value-type="float">
            <text:p>615.3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302" calcext:value-type="float">
            <text:p>168302</text:p>
          </table:table-cell>
          <table:table-cell table:style-name="ce189" office:value-type="date" office:date-value="2020-01-31" calcext:value-type="date">
            <text:p>31/01/2020</text:p>
          </table:table-cell>
          <table:table-cell office:value-type="string" calcext:value-type="string">
            <text:p>ND 3610-0 :ND:0-3610 Pago retenci fuente mes dic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99.91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239.9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265.59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82.14</text:p>
          </table:table-cell>
          <table:table-cell office:value-type="float" office:value="0" calcext:value-type="float">
            <text:p>0</text:p>
          </table:table-cell>
          <table:table-cell office:value-type="float" office:value="583.45" calcext:value-type="float">
            <text:p>583.45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102" calcext:value-type="float">
            <text:p>171102</text:p>
          </table:table-cell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ND 3115-0 :ND:0-3115 PAGO RETENCION FTE MES ENER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82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982.7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003.59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005.91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245.9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54.63</text:p>
          </table:table-cell>
          <table:table-cell office:value-type="float" office:value="0" calcext:value-type="float">
            <text:p>0</text:p>
          </table:table-cell>
          <table:table-cell office:value-type="float" office:value="691.28" calcext:value-type="float">
            <text:p>691.2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602" calcext:value-type="float">
            <text:p>172602</text:p>
          </table:table-cell>
          <table:table-cell table:style-name="ce189" office:value-type="date" office:date-value="2020-03-31" calcext:value-type="date">
            <text:p>31/03/2020</text:p>
          </table:table-cell>
          <table:table-cell office:value-type="string" calcext:value-type="string">
            <text:p>ND 4634-0 :ND:0-4634 Pago retencion en la fuente m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58.69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133.6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70.52</text:p>
          </table:table-cell>
          <table:table-cell office:value-type="float" office:value="0" calcext:value-type="float">
            <text:p>0</text:p>
          </table:table-cell>
          <table:table-cell office:value-type="float" office:value="563.17" calcext:value-type="float">
            <text:p>563.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602" calcext:value-type="float">
            <text:p>174602</text:p>
          </table:table-cell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ND 3124-0 :ND:0-3124 PAGO RTE FUENTE MES MARZO 202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70.9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8.54</text:p>
          </table:table-cell>
          <table:table-cell office:value-type="float" office:value="0" calcext:value-type="float">
            <text:p>0</text:p>
          </table:table-cell>
          <table:table-cell office:value-type="float" office:value="579.52" calcext:value-type="float">
            <text:p>579.5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002" calcext:value-type="float">
            <text:p>176002</text:p>
          </table:table-cell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ND 2888-0 :ND:0-2888 PAGO RTE FUENTE MES ABRIL 202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491.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95.63</text:p>
          </table:table-cell>
          <table:table-cell office:value-type="float" office:value="204.17" calcext:value-type="float">
            <text:p>204.17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8.54</text:p>
          </table:table-cell>
          <table:table-cell office:value-type="float" office:value="0" calcext:value-type="float">
            <text:p>0</text:p>
          </table:table-cell>
          <table:table-cell office:value-type="float" office:value="704.17" calcext:value-type="float">
            <text:p>704.1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402" calcext:value-type="float">
            <text:p>179402</text:p>
          </table:table-cell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ND 03689-0 :ND:0-03689 Pago SRI Retencion Fuente m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Regularizaci de Saldo por Retenci Anulada en Septiembre-2019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8.99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2.37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2.7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437.7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61.7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061.7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063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1,424.02</text:p>
          </table:table-cell>
          <table:table-cell office:value-type="float" office:value="360.28" calcext:value-type="float">
            <text:p>360.28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62.28</text:p>
          </table:table-cell>
          <table:table-cell office:value-type="float" office:value="0" calcext:value-type="float">
            <text:p>0</text:p>
          </table:table-cell>
          <table:table-cell office:value-type="float" office:value="661.74" calcext:value-type="float">
            <text:p>661.7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802" calcext:value-type="float">
            <text:p>180802</text:p>
          </table:table-cell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ND 03231-0 :ND:0-03231 Pago SRI retenciones en la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795.19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95.19" calcext:value-type="float">
            <text:p>795.1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102" calcext:value-type="float">
            <text:p>183102</text:p>
          </table:table-cell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ND 2893-0 :ND:0-2893 SRI - Cancelaci de Retenci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3.93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23.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98.9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98.93" calcext:value-type="float">
            <text:p>598.93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502" calcext:value-type="float">
            <text:p>185502</text:p>
          </table:table-cell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ND 5337-0 :ND:0-5337 SRI - Cancelaci de Retencio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76.38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572.21</text:p>
          </table:table-cell>
          <table:table-cell office:value-type="float" office:value="195.83" calcext:value-type="float">
            <text:p>195.83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72.21" calcext:value-type="float">
            <text:p>572.21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902" calcext:value-type="float">
            <text:p>186902</text:p>
          </table:table-cell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ND 2989-0 :ND:0-2989 Pago SRI retenciones en la fu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85.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620.86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8</text:p>
          </table:table-cell>
          <table:table-cell table:style-name="ce187" office:value-type="string" calcext:value-type="string">
            <text:p>Ret. Impto. 1.75% Comp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951"/>
        </table:table-row>
        <table:table-row table:style-name="ro2">
          <table:table-cell table:style-name="ce186" office:value-type="string" calcext:value-type="string">
            <text:p>-.4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1.38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6">
          <table:table-cell table:style-name="ce186" office:value-type="string" calcext:value-type="string">
            <text:p>2-1-1-01-02-009</text:p>
          </table:table-cell>
          <table:table-cell table:style-name="ce187" office:value-type="string" calcext:value-type="string">
            <text:p>Ret. Impto. 2.75% Comp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8.67" calcext:value-type="float">
            <text:p>138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8"/>
          <table:table-cell table:style-name="ce189"/>
          <table:table-cell table:number-columns-repeated="3"/>
          <table:table-cell table:style-name="ce188" table:number-columns-repeated="2"/>
          <table:table-cell table:number-columns-repeated="924"/>
        </table:table-row>
        <table:table-row table:style-name="ro2">
          <table:table-cell table:style-name="ce186" office:value-type="string" calcext:value-type="string">
            <text:p><text:s/>23.38</text:p>
          </table:table-cell>
          <table:table-cell office:value-type="float" office:value="0" calcext:value-type="float">
            <text:p>0</text:p>
          </table:table-cell>
          <table:table-cell office:value-type="float" office:value="23.38" calcext:value-type="float">
            <text:p>23.38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62.37</text:p>
          </table:table-cell>
          <table:table-cell office:value-type="float" office:value="0" calcext:value-type="float">
            <text:p>0</text:p>
          </table:table-cell>
          <table:table-cell office:value-type="float" office:value="38.99" calcext:value-type="float">
            <text:p>38.9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23.38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21.4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32.91</text:p>
          </table:table-cell>
          <table:table-cell office:value-type="float" office:value="54.37" calcext:value-type="float">
            <text:p>54.37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-21.93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>
          <table:table-cell table:style-name="ce18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1.93" calcext:value-type="float">
            <text:p>21.9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8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188" table:number-columns-repeated="2"/>
          <table:table-cell table:number-columns-repeated="1011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or Impuestos" table:style-name="ta2">
        <table:table-column table:style-name="co16" table:default-cell-style-name="ce191"/>
        <table:table-column table:style-name="co17" table:default-cell-style-name="ce191"/>
        <table:table-column table:style-name="co18" table:default-cell-style-name="ce193"/>
        <table:table-column table:style-name="co19" table:number-columns-repeated="2" table:default-cell-style-name="ce19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96"/>
        <table:table-column table:style-name="co25" table:default-cell-style-name="Default"/>
        <table:table-column table:style-name="co8" table:number-columns-repeated="1013" table:default-cell-style-name="Default"/>
        <table:table-row table:style-name="ro2">
          <table:table-cell table:style-name="ce190" office:value-type="string" calcext:value-type="string">
            <text:p>2-1-1-01</text:p>
          </table:table-cell>
          <table:table-cell table:style-name="ce190" office:value-type="string" calcext:value-type="string">
            <text:p>OBLIGACIONES TRIBUTARIAS</text:p>
          </table:table-cell>
          <table:table-cell table:style-name="ce192" office:value-type="float" office:value="-1406" calcext:value-type="float">
            <text:p>-1406</text:p>
          </table:table-cell>
          <table:table-cell table:style-name="ce192" office:value-type="float" office:value="195937.09" calcext:value-type="float">
            <text:p>195937.09</text:p>
          </table:table-cell>
          <table:table-cell table:style-name="ce192" office:value-type="float" office:value="195744.22" calcext:value-type="float">
            <text:p>195744.22</text:p>
          </table:table-cell>
          <table:table-cell table:style-name="ce194" office:value-type="float" office:value="-1213.13" calcext:value-type="float">
            <text:p>-1213.13</text:p>
          </table:table-cell>
          <table:table-cell table:style-name="ce194" office:value-type="string" calcext:value-type="string">
            <text:p>Totales &gt;&gt;&gt;&gt;&gt;&gt;&gt;&gt;&gt;&gt;&gt; :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960592.21" calcext:value-type="float">
            <text:p>3960592.21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style-name="ce190" office:value-type="string" calcext:value-type="string">
            <text:p>2-1-1-01-01</text:p>
          </table:table-cell>
          <table:table-cell table:style-name="ce190" office:value-type="string" calcext:value-type="string">
            <text:p>IVA POR PAGAR</text:p>
          </table:table-cell>
          <table:table-cell table:style-name="ce192" office:value-type="float" office:value="-799.19" calcext:value-type="float">
            <text:p>-799.19</text:p>
          </table:table-cell>
          <table:table-cell table:style-name="ce192" office:value-type="float" office:value="164626.47" calcext:value-type="float">
            <text:p>164626.47</text:p>
          </table:table-cell>
          <table:table-cell table:style-name="ce192" office:value-type="float" office:value="164531.85" calcext:value-type="float">
            <text:p>164531.85</text:p>
          </table:table-cell>
          <table:table-cell table:style-name="ce194" office:value-type="float" office:value="-704.57" calcext:value-type="float">
            <text:p>-704.57</text:p>
          </table:table-cell>
          <table:table-cell table:style-name="ce194" office:value-type="string" calcext:value-type="string">
            <text:p>Totales &gt;&gt;&gt;&gt;&gt;&gt;&gt;&gt;&gt;&gt;&gt; :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960592.21" calcext:value-type="float">
            <text:p>3960592.21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style-name="ce190" office:value-type="string" calcext:value-type="string">
            <text:p>2-1-1-01-01-001</text:p>
          </table:table-cell>
          <table:table-cell table:style-name="ce190" office:value-type="string" calcext:value-type="string">
            <text:p>12% IVA VENTAS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82270.2" calcext:value-type="float">
            <text:p>82270.2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7,411.20</text:p>
          </table:table-cell>
          <table:table-cell office:value-type="float" office:value="0" calcext:value-type="float">
            <text:p>0</text:p>
          </table:table-cell>
          <table:table-cell office:value-type="float" office:value="7411.2" calcext:value-type="float">
            <text:p>7411.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1" calcext:value-type="date">
            <text:p>21/02/20</text:p>
          </table:table-cell>
          <table:table-cell office:value-type="string" calcext:value-type="string">
            <text:p>Factura #4316 Cliente :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411.2" calcext:value-type="float">
            <text:p>7411.2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,411.20</text:p>
          </table:table-cell>
          <table:table-cell office:value-type="float" office:value="0" calcext:value-type="float">
            <text:p>0</text:p>
          </table:table-cell>
          <table:table-cell office:value-type="float" office:value="7411.2" calcext:value-type="float">
            <text:p>7411.2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411.2" calcext:value-type="float">
            <text:p>7411.2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,216.00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</text:p>
          </table:table-cell>
          <table:table-cell office:value-type="string" calcext:value-type="string">
            <text:p>Factura #4317 Cliente: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8,432.00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8,432.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,216.00</text:p>
          </table:table-cell>
          <table:table-cell office:value-type="float" office:value="9216.6" calcext:value-type="float">
            <text:p>9216.6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,640.00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3" calcext:value-type="date">
            <text:p>23/06/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,620.0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4" calcext:value-type="date">
            <text:p>24/06/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980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,640.00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02" calcext:value-type="date">
            <text:p>02/07/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,820.00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09" calcext:value-type="date">
            <text:p>09/08/20</text:p>
          </table:table-cell>
          <table:table-cell office:value-type="string" calcext:value-type="string">
            <text:p>Cliente:Telconet SA Fact: 4322 - DRY BATTERY DM-12120 Cantidad:10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0,110.00</text:p>
          </table:table-cell>
          <table:table-cell office:value-type="float" office:value="0" calcext:value-type="float">
            <text:p>0</text:p>
          </table:table-cell>
          <table:table-cell office:value-type="float" office:value="7290" calcext:value-type="float">
            <text:p>729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1" calcext:value-type="date">
            <text:p>21/08/20</text:p>
          </table:table-cell>
          <table:table-cell office:value-type="string" calcext:value-type="string">
            <text:p>Cliente:Telconet Fact: 4323 - DRY BATTERY DM-12120 Cantidad:27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5,504.00</text:p>
          </table:table-cell>
          <table:table-cell office:value-type="float" office:value="0" calcext:value-type="float">
            <text:p>0</text:p>
          </table:table-cell>
          <table:table-cell office:value-type="float" office:value="5394" calcext:value-type="float">
            <text:p>5394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2" calcext:value-type="date">
            <text:p>22/08/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5504" calcext:value-type="float">
            <text:p>15504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1,054.40</text:p>
          </table:table-cell>
          <table:table-cell office:value-type="float" office:value="0" calcext:value-type="float">
            <text:p>0</text:p>
          </table:table-cell>
          <table:table-cell office:value-type="float" office:value="11054.4" calcext:value-type="float">
            <text:p>11054.4</text:p>
          </table:table-cell>
          <table:table-cell table:number-columns-repeated="2" office:value-type="float" office:value="20251.2" calcext:value-type="float">
            <text:p>20251.2</text:p>
          </table:table-cell>
          <table:table-cell table:number-columns-repeated="2"/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Cliente:Telconet Fact: 4325 - DRY BATTERY <text:s/>DM-12120 <text:s/>Cantidad:39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1,167.20</text:p>
          </table:table-cell>
          <table:table-cell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  <table:table-cell table:number-columns-repeated="4"/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Cliente:Telconet Fact: 4326 - DRY BATTERY <text:s/>DM-12120 <text:s/>Cantidad: 4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1,280.00</text:p>
          </table:table-cell>
          <table:table-cell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  <table:table-cell table:number-columns-repeated="4"/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Cliente:Telconet Fact: 4327 - DRY BATTERY <text:s/>DM-12120 <text:s/>Cantidad: 4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1280" calcext:value-type="float">
            <text:p>112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25.60</text:p>
          </table:table-cell>
          <table:table-cell office:value-type="float" office:value="0" calcext:value-type="float">
            <text:p>0</text:p>
          </table:table-cell>
          <table:table-cell office:value-type="float" office:value="225.6" calcext:value-type="float">
            <text:p>225.6</text:p>
          </table:table-cell>
          <table:table-cell table:number-columns-repeated="4"/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Cliente:Telconet Fact: 4328 - DRY BATTERY <text:s/>DM-12120 <text:s/>Cantidad: 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,105.60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4"/>
          <table:table-cell office:value-type="date" office:date-value="2020-12-16" calcext:value-type="date">
            <text:p>16/12/20</text:p>
          </table:table-cell>
          <table:table-cell office:value-type="string" calcext:value-type="string">
            <text:p>Cliente:Telconet Fact: 4329 - DRY BATTERY HR-1280 <text:s/>Cantidad: 15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8,971.20</text:p>
          </table:table-cell>
          <table:table-cell office:value-type="float" office:value="0" calcext:value-type="float">
            <text:p>0</text:p>
          </table:table-cell>
          <table:table-cell office:value-type="float" office:value="5865.6" calcext:value-type="float">
            <text:p>5865.6</text:p>
          </table:table-cell>
          <table:table-cell table:number-columns-repeated="4"/>
          <table:table-cell office:value-type="date" office:date-value="2020-12-18" calcext:value-type="date">
            <text:p>18/12/20</text:p>
          </table:table-cell>
          <table:table-cell office:value-type="string" calcext:value-type="string">
            <text:p>Cliente:Telconet Fact: 4330 - DRY BATTERY DM-12120 <text:s/>Cantidad: 20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8971.2" calcext:value-type="float">
            <text:p>8971.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1-003</text:p>
          </table:table-cell>
          <table:table-cell table:style-name="ce190" office:value-type="string" calcext:value-type="string">
            <text:p>70% IVA RETENIDO PROVEEDORES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322.88" calcext:value-type="float">
            <text:p>322.88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284.11</text:p>
          </table:table-cell>
          <table:table-cell office:value-type="float" office:value="0" calcext:value-type="float">
            <text:p>0</text:p>
          </table:table-cell>
          <table:table-cell office:value-type="float" office:value="284.11" calcext:value-type="float">
            <text:p>284.11</text:p>
          </table:table-cell>
          <table:table-cell table:style-name="ce193" office:value-type="float" office:value="1199" calcext:value-type="float">
            <text:p>119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84.11" calcext:value-type="float">
            <text:p>284.1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94" calcext:value-type="float">
            <text:p>119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8.77</text:p>
          </table:table-cell>
          <table:table-cell office:value-type="float" office:value="0" calcext:value-type="float">
            <text:p>0</text:p>
          </table:table-cell>
          <table:table-cell office:value-type="float" office:value="38.77" calcext:value-type="float">
            <text:p>38.77</text:p>
          </table:table-cell>
          <table:table-cell table:style-name="ce193" office:value-type="float" office:value="1207" calcext:value-type="float">
            <text:p>120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202" calcext:value-type="float">
            <text:p>120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1-004</text:p>
          </table:table-cell>
          <table:table-cell table:style-name="ce190" office:value-type="string" calcext:value-type="string">
            <text:p>100% IVA RETENIDO PERSONA NATURAL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9450.53" calcext:value-type="float">
            <text:p>9450.53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<text:s/>738.70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table:style-name="ce193" office:value-type="float" office:value="1087" calcext:value-type="float">
            <text:p>108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870.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20.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style-name="ce193" office:value-type="float" office:value="1103" calcext:value-type="float">
            <text:p>110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56.09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table:style-name="ce193" office:value-type="float" office:value="1106" calcext:value-type="float">
            <text:p>110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06.25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table:style-name="ce193" office:value-type="float" office:value="1111" calcext:value-type="float">
            <text:p>111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86.0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032.34</text:p>
          </table:table-cell>
          <table:table-cell office:value-type="float" office:value="0" calcext:value-type="float">
            <text:p>0</text:p>
          </table:table-cell>
          <table:table-cell office:value-type="float" office:value="1032.34" calcext:value-type="float">
            <text:p>1032.34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032.34" calcext:value-type="float">
            <text:p>1032.34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50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ce193" office:value-type="float" office:value="1161" calcext:value-type="float">
            <text:p>116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43.75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table:style-name="ce193" office:value-type="float" office:value="1171" calcext:value-type="float">
            <text:p>117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815.80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table:style-name="ce193" office:value-type="float" office:value="1189" calcext:value-type="float">
            <text:p>118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65.80</text:p>
          </table:table-cell>
          <table:table-cell office:value-type="float" office:value="0" calcext:value-type="float">
            <text:p>0</text:p>
          </table:table-cell>
          <table:table-cell office:value-type="float" office:value="665.8" calcext:value-type="float">
            <text:p>665.8</text:p>
          </table:table-cell>
          <table:table-cell table:number-columns-repeated="2" table:style-name="ce193" office:value-type="float" office:value="1331.6" calcext:value-type="float">
            <text:p>1331.6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665.8" calcext:value-type="float">
            <text:p>665.8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65.80</text:p>
          </table:table-cell>
          <table:table-cell office:value-type="float" office:value="0" calcext:value-type="float">
            <text:p>0</text:p>
          </table:table-cell>
          <table:table-cell office:value-type="float" office:value="665.8" calcext:value-type="float">
            <text:p>665.8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665.8" calcext:value-type="float">
            <text:p>665.8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1-005</text:p>
          </table:table-cell>
          <table:table-cell table:style-name="ce190" office:value-type="string" calcext:value-type="string">
            <text:p>IVA POR PAGAR</text:p>
          </table:table-cell>
          <table:table-cell table:style-name="ce192" office:value-type="float" office:value="-799.19" calcext:value-type="float">
            <text:p>-799.19</text:p>
          </table:table-cell>
          <table:table-cell table:style-name="ce192" office:value-type="float" office:value="72582.86" calcext:value-type="float">
            <text:p>72582.86</text:p>
          </table:table-cell>
          <table:table-cell table:style-name="ce192" office:value-type="float" office:value="72488.24" calcext:value-type="float">
            <text:p>72488.24</text:p>
          </table:table-cell>
          <table:table-cell table:style-name="ce194" office:value-type="float" office:value="-704.57" calcext:value-type="float">
            <text:p>-704.57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1,537.89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38.69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8" calcext:value-type="float">
            <text:p>108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102" calcext:value-type="float">
            <text:p>168102</text:p>
          </table:table-cell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ND 3608-0 :ND:0-3608 Pago retencion iva mes Dicie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565.39</text:p>
          </table:table-cell>
          <table:table-cell office:value-type="float" office:value="1304.08" calcext:value-type="float">
            <text:p>1304.0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04.6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,289.22</text:p>
          </table:table-cell>
          <table:table-cell office:value-type="float" office:value="0" calcext:value-type="float">
            <text:p>0</text:p>
          </table:table-cell>
          <table:table-cell office:value-type="float" office:value="4984.61" calcext:value-type="float">
            <text:p>4984.61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,166.71</text:p>
          </table:table-cell>
          <table:table-cell office:value-type="float" office:value="1122.51" calcext:value-type="float">
            <text:p>1122.5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3,244.49</text:p>
          </table:table-cell>
          <table:table-cell office:value-type="float" office:value="7411.2" calcext:value-type="float">
            <text:p>7411.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,166.71</text:p>
          </table:table-cell>
          <table:table-cell office:value-type="float" office:value="0" calcext:value-type="float">
            <text:p>0</text:p>
          </table:table-cell>
          <table:table-cell office:value-type="float" office:value="7411.2" calcext:value-type="float">
            <text:p>7411.2</text:p>
          </table:table-cell>
          <table:table-cell table:style-name="ce193" office:value-type="float" office:value="1134" calcext:value-type="float">
            <text:p>113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817.90</text:p>
          </table:table-cell>
          <table:table-cell office:value-type="float" office:value="4984.61" calcext:value-type="float">
            <text:p>4984.6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4" calcext:value-type="float">
            <text:p>113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5,802.51</text:p>
          </table:table-cell>
          <table:table-cell office:value-type="float" office:value="4984.61" calcext:value-type="float">
            <text:p>4984.6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5" calcext:value-type="float">
            <text:p>113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608.69</text:p>
          </table:table-cell>
          <table:table-cell office:value-type="float" office:value="0" calcext:value-type="float">
            <text:p>0</text:p>
          </table:table-cell>
          <table:table-cell office:value-type="float" office:value="7411.2" calcext:value-type="float">
            <text:p>7411.2</text:p>
          </table:table-cell>
          <table:table-cell table:style-name="ce193" office:value-type="float" office:value="1135" calcext:value-type="float">
            <text:p>113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869.99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3" calcext:value-type="float">
            <text:p>109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002" calcext:value-type="float">
            <text:p>171002</text:p>
          </table:table-cell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ND 3110-0 :ND:0-3110 PAGO RETENCION IVA MES ENERO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1.04</text:p>
          </table:table-cell>
          <table:table-cell office:value-type="float" office:value="848.95" calcext:value-type="float">
            <text:p>848.9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.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3" calcext:value-type="float">
            <text:p>114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,237.04</text:p>
          </table:table-cell>
          <table:table-cell office:value-type="float" office:value="0" calcext:value-type="float">
            <text:p>0</text:p>
          </table:table-cell>
          <table:table-cell office:value-type="float" office:value="9216.6" calcext:value-type="float">
            <text:p>9216.6</text:p>
          </table:table-cell>
          <table:table-cell table:style-name="ce193" office:value-type="float" office:value="1136" calcext:value-type="float">
            <text:p>113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1.04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6,182.90</text:p>
          </table:table-cell>
          <table:table-cell office:value-type="float" office:value="6203.94" calcext:value-type="float">
            <text:p>6203.94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,033.10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table:style-name="ce193" office:value-type="float" office:value="1137" calcext:value-type="float">
            <text:p>113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,753.1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589.99</text:p>
          </table:table-cell>
          <table:table-cell office:value-type="float" office:value="2163.11" calcext:value-type="float">
            <text:p>2163.1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19.99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1" calcext:value-type="float">
            <text:p>110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402" calcext:value-type="float">
            <text:p>172402</text:p>
          </table:table-cell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ND 4628-0 :ND:0-4628 Pago retencion Ivas mes Feb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476.08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56.08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5" calcext:value-type="float">
            <text:p>110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402" calcext:value-type="float">
            <text:p>174402</text:p>
          </table:table-cell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ND 03122-0 :ND:0-03122 PAGO RTE IVA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1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9" calcext:value-type="float">
            <text:p>110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802" calcext:value-type="float">
            <text:p>175802</text:p>
          </table:table-cell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ND 2887-0 :ND:0-2887 PAGO RTE IVA MES ABRIL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06.24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692.2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85.99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21" calcext:value-type="float">
            <text:p>112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202" calcext:value-type="float">
            <text:p>179202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ND 03688-0 :ND:0-03688 Pago SRI retencion Iva mes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1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7" calcext:value-type="float">
            <text:p>115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602" calcext:value-type="float">
            <text:p>180602</text:p>
          </table:table-cell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ND 03225-0 :ND:0-03225 Pago SRI retenciones iva m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193" office:value-type="float" office:value="1152" calcext:value-type="float">
            <text:p>115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Regularizaci de Sald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032.34</text:p>
          </table:table-cell>
          <table:table-cell office:value-type="float" office:value="0" calcext:value-type="float">
            <text:p>0</text:p>
          </table:table-cell>
          <table:table-cell office:value-type="float" office:value="1032.34" calcext:value-type="float">
            <text:p>1032.34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032.34" calcext:value-type="float">
            <text:p>1032.34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9" calcext:value-type="float">
            <text:p>115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002" calcext:value-type="float">
            <text:p>183002</text:p>
          </table:table-cell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ND 2891-0 :ND:0-2891 SRI - Cancelaci de Impuest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4,601.91</text:p>
          </table:table-cell>
          <table:table-cell office:value-type="float" office:value="14601.91" calcext:value-type="float">
            <text:p>14601.9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5,504.00</text:p>
          </table:table-cell>
          <table:table-cell office:value-type="float" office:value="902.09" calcext:value-type="float">
            <text:p>902.09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5504" calcext:value-type="float">
            <text:p>15504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50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493.75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43.7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72" calcext:value-type="float">
            <text:p>117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602" calcext:value-type="float">
            <text:p>185602</text:p>
          </table:table-cell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ND 5347-0 :ND:0-5347 SRI - Cancelaci de Impuest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8" calcext:value-type="float">
            <text:p>118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002" calcext:value-type="float">
            <text:p>187002</text:p>
          </table:table-cell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ND 2995-0 :ND:0-2995 Pago SRI retenciones iva mes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815.80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481.60</text:p>
          </table:table-cell>
          <table:table-cell office:value-type="float" office:value="0" calcext:value-type="float">
            <text:p>0</text:p>
          </table:table-cell>
          <table:table-cell office:value-type="float" office:value="665.8" calcext:value-type="float">
            <text:p>665.8</text:p>
          </table:table-cell>
          <table:table-cell table:style-name="ce193" office:value-type="float" office:value="10736.92" calcext:value-type="float">
            <text:p>10736.92</text:p>
          </table:table-cell>
          <table:table-cell table:style-name="ce193" office:value-type="float" office:value="10625.69" calcext:value-type="float">
            <text:p>10625.69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765.71</text:p>
          </table:table-cell>
          <table:table-cell office:value-type="float" office:value="0" calcext:value-type="float">
            <text:p>0</text:p>
          </table:table-cell>
          <table:table-cell office:value-type="float" office:value="284.11" calcext:value-type="float">
            <text:p>284.11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49.91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ND 16241-0 :ND:0-16241 Pago SRI - Ret. Impuesto al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string" calcext:value-type="string">
            <text:p>-949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<text:span text:style-name="T4">REGULARIZACI</text:span><text:span text:style-name="T5">ﾓ</text:span><text:span text:style-name="T6">N TRASPASO DE IMPUESTO NOVIEMBRE - 2020</text:span>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string" calcext:value-type="string">
            <text:p>-949.9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<text:span text:style-name="T4">REGULARIZACI</text:span><text:span text:style-name="T5">ﾓ</text:span><text:span text:style-name="T6">N TRASPASO DE IMPUESTO NOVIEMBRE - 2020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949.91" calcext:value-type="float">
            <text:p>949.91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ND 15816-0 :ND:0-15816 Pago SRI - Ret. Impuesto al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8.77</text:p>
          </table:table-cell>
          <table:table-cell office:value-type="float" office:value="0" calcext:value-type="float">
            <text:p>0</text:p>
          </table:table-cell>
          <table:table-cell office:value-type="float" office:value="38.77" calcext:value-type="float">
            <text:p>38.77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04.57</text:p>
          </table:table-cell>
          <table:table-cell office:value-type="float" office:value="0" calcext:value-type="float">
            <text:p>0</text:p>
          </table:table-cell>
          <table:table-cell office:value-type="float" office:value="665.8" calcext:value-type="float">
            <text:p>665.8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,675.77</text:p>
          </table:table-cell>
          <table:table-cell office:value-type="float" office:value="0" calcext:value-type="float">
            <text:p>0</text:p>
          </table:table-cell>
          <table:table-cell office:value-type="float" office:value="8971.2" calcext:value-type="float">
            <text:p>8971.2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425.74</text:p>
          </table:table-cell>
          <table:table-cell office:value-type="float" office:value="8250.03" calcext:value-type="float">
            <text:p>8250.03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04.57</text:p>
          </table:table-cell>
          <table:table-cell office:value-type="float" office:value="721.17" calcext:value-type="float">
            <text:p>721.17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</text:p>
          </table:table-cell>
          <table:table-cell table:style-name="ce190" office:value-type="string" calcext:value-type="string">
            <text:p>RETENCIONES EN FUENTE X PAGAR</text:p>
          </table:table-cell>
          <table:table-cell table:style-name="ce192" office:value-type="float" office:value="-606.81" calcext:value-type="float">
            <text:p>-606.81</text:p>
          </table:table-cell>
          <table:table-cell table:style-name="ce192" office:value-type="float" office:value="15698.31" calcext:value-type="float">
            <text:p>15698.31</text:p>
          </table:table-cell>
          <table:table-cell table:style-name="ce192" office:value-type="float" office:value="15600.06" calcext:value-type="float">
            <text:p>15600.06</text:p>
          </table:table-cell>
          <table:table-cell table:style-name="ce194" office:value-type="float" office:value="-508.56" calcext:value-type="float">
            <text:p>-508.56</text:p>
          </table:table-cell>
          <table:table-cell table:style-name="ce194" office:value-type="string" calcext:value-type="string">
            <text:p>Totales &gt;&gt;&gt;&gt;&gt;&gt;&gt;&gt;&gt;&gt;&gt; :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960592.21" calcext:value-type="float">
            <text:p>3960592.21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style-name="ce190" office:value-type="string" calcext:value-type="string">
            <text:p>2-1-1-01-02-001</text:p>
          </table:table-cell>
          <table:table-cell table:style-name="ce190" office:value-type="string" calcext:value-type="string">
            <text:p>1% RETENCION FUENTE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6.92" calcext:value-type="float">
            <text:p>16.92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.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.3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style-name="ce193" office:value-type="float" office:value="1103" calcext:value-type="float">
            <text:p>110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14" calcext:value-type="float">
            <text:p>111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3" office:value-type="float" office:value="1149" calcext:value-type="float">
            <text:p>114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string" calcext:value-type="string">
            <text:p>-4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7" calcext:value-type="float">
            <text:p>114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<text:span text:style-name="T4">METROMODAL - NC #4521: RECLASIFICACI</text:span><text:span text:style-name="T5">ﾓ</text:span><text:span text:style-name="T6">N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3" office:value-type="float" office:value="1161" calcext:value-type="float">
            <text:p>116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93" office:value-type="float" office:value="4" calcext:value-type="float">
            <text:p>4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2</text:p>
          </table:table-cell>
          <table:table-cell table:style-name="ce190" office:value-type="string" calcext:value-type="string">
            <text:p>2% RETENCION FUENTE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268.07" calcext:value-type="float">
            <text:p>268.07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<text:s/>15.98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5.98" calcext:value-type="float">
            <text:p>15.98</text:p>
          </table:table-cell>
          <table:table-cell table:style-name="ce193" office:value-type="float" office:value="1087" calcext:value-type="float">
            <text:p>108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7.18</text:p>
          </table:table-cell>
          <table:table-cell office:value-type="float" office:value="0" calcext:value-type="float">
            <text:p>0</text:p>
          </table:table-cell>
          <table:table-cell office:value-type="float" office:value="27.18" calcext:value-type="float">
            <text:p>27.18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5.6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.85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table:style-name="ce193" office:value-type="float" office:value="1103" calcext:value-type="float">
            <text:p>110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4.06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table:style-name="ce193" office:value-type="float" office:value="1144" calcext:value-type="float">
            <text:p>114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3</text:p>
          </table:table-cell>
          <table:table-cell table:style-name="ce190" office:value-type="string" calcext:value-type="string">
            <text:p>8% RETENCION FUENTE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3183.11" calcext:value-type="float">
            <text:p>3183.1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<text:s/>192.47</text:p>
          </table:table-cell>
          <table:table-cell office:value-type="float" office:value="192.47" calcext:value-type="float">
            <text:p>192.4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92.47" calcext:value-type="float">
            <text:p>192.47</text:p>
          </table:table-cell>
          <table:table-cell table:style-name="ce193" office:value-type="float" office:value="1087" calcext:value-type="float">
            <text:p>108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40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40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93" office:value-type="float" office:value="1103" calcext:value-type="float">
            <text:p>110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4.06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table:style-name="ce193" office:value-type="float" office:value="1106" calcext:value-type="float">
            <text:p>110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70.9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4.0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44" calcext:value-type="float">
            <text:p>114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4" calcext:value-type="float">
            <text:p>114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4.17</text:p>
          </table:table-cell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.17</text:p>
          </table:table-cell>
          <table:table-cell table:style-name="ce193" office:value-type="float" office:value="1111" calcext:value-type="float">
            <text:p>111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04.17" calcext:value-type="float">
            <text:p>204.1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24.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00.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00.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93" office:value-type="float" office:value="1161" calcext:value-type="float">
            <text:p>116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95.83</text:p>
          </table:table-cell>
          <table:table-cell office:value-type="float" office:value="0" calcext:value-type="float">
            <text:p>0</text:p>
          </table:table-cell>
          <table:table-cell office:value-type="float" office:value="195.83" calcext:value-type="float">
            <text:p>195.83</text:p>
          </table:table-cell>
          <table:table-cell table:style-name="ce193" office:value-type="float" office:value="1171" calcext:value-type="float">
            <text:p>117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95.83" calcext:value-type="float">
            <text:p>195.83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5.86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style-name="ce193" office:value-type="float" office:value="1189" calcext:value-type="float">
            <text:p>118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5.86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number-columns-repeated="2" table:style-name="ce193" office:value-type="float" office:value="471.72" calcext:value-type="float">
            <text:p>471.72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235.86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4</text:p>
          </table:table-cell>
          <table:table-cell table:style-name="ce190" office:value-type="string" calcext:value-type="string">
            <text:p>10% RETENCION FUENTE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4365.28" calcext:value-type="float">
            <text:p>4365.28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<text:s/>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087" calcext:value-type="float">
            <text:p>108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425.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style-name="ce193" office:value-type="float" office:value="1097" calcext:value-type="float">
            <text:p>109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00.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93" office:value-type="float" office:value="1103" calcext:value-type="float">
            <text:p>110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06" calcext:value-type="float">
            <text:p>110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4" calcext:value-type="float">
            <text:p>114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00.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193" office:value-type="float" office:value="1111" calcext:value-type="float">
            <text:p>111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60.28</text:p>
          </table:table-cell>
          <table:table-cell office:value-type="float" office:value="0" calcext:value-type="float">
            <text:p>0</text:p>
          </table:table-cell>
          <table:table-cell office:value-type="float" office:value="360.28" calcext:value-type="float">
            <text:p>360.28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60.28" calcext:value-type="float">
            <text:p>360.2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61" calcext:value-type="float">
            <text:p>116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71" calcext:value-type="float">
            <text:p>117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85.0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193" office:value-type="float" office:value="1189" calcext:value-type="float">
            <text:p>118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60.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93" office:value-type="float" office:value="520" calcext:value-type="float">
            <text:p>520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60.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7</text:p>
          </table:table-cell>
          <table:table-cell table:style-name="ce190" office:value-type="string" calcext:value-type="string">
            <text:p>RET. FUENTE POR PAGAR</text:p>
          </table:table-cell>
          <table:table-cell table:style-name="ce192" office:value-type="float" office:value="-606.81" calcext:value-type="float">
            <text:p>-606.81</text:p>
          </table:table-cell>
          <table:table-cell table:style-name="ce192" office:value-type="float" office:value="7598.54" calcext:value-type="float">
            <text:p>7598.54</text:p>
          </table:table-cell>
          <table:table-cell table:style-name="ce192" office:value-type="float" office:value="7500.29" calcext:value-type="float">
            <text:p>7500.29</text:p>
          </table:table-cell>
          <table:table-cell table:style-name="ce194" office:value-type="float" office:value="-508.56" calcext:value-type="float">
            <text:p>-508.56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981.8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174.28</text:p>
          </table:table-cell>
          <table:table-cell office:value-type="float" office:value="0" calcext:value-type="float">
            <text:p>0</text:p>
          </table:table-cell>
          <table:table-cell office:value-type="float" office:value="192.47" calcext:value-type="float">
            <text:p>192.47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190.26</text:p>
          </table:table-cell>
          <table:table-cell office:value-type="float" office:value="0" calcext:value-type="float">
            <text:p>0</text:p>
          </table:table-cell>
          <table:table-cell office:value-type="float" office:value="15.98" calcext:value-type="float">
            <text:p>15.98</text:p>
          </table:table-cell>
          <table:table-cell table:style-name="ce193" office:value-type="float" office:value="1084" calcext:value-type="float">
            <text:p>108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74.91</text:p>
          </table:table-cell>
          <table:table-cell office:value-type="float" office:value="615.35" calcext:value-type="float">
            <text:p>615.3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88" calcext:value-type="float">
            <text:p>108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302" calcext:value-type="float">
            <text:p>168302</text:p>
          </table:table-cell>
          <table:table-cell office:value-type="date" office:date-value="2020-01-31" calcext:value-type="date">
            <text:p>31/01/20</text:p>
          </table:table-cell>
          <table:table-cell office:value-type="string" calcext:value-type="string">
            <text:p>ND 3610-0 :ND:0-3610 Pago retenci fuente mes dic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99.91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16.46</text:p>
          </table:table-cell>
          <table:table-cell office:value-type="float" office:value="583.45" calcext:value-type="float">
            <text:p>583.45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093" calcext:value-type="float">
            <text:p>1093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102" calcext:value-type="float">
            <text:p>171102</text:p>
          </table:table-cell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ND 3115-0 :ND:0-3115 PAGO RETENCION FTE MES ENERO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42.14</text:p>
          </table:table-cell>
          <table:table-cell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42.7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82.7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93" office:value-type="float" office:value="1096" calcext:value-type="float">
            <text:p>109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03.59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43.5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243.5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52.31</text:p>
          </table:table-cell>
          <table:table-cell office:value-type="float" office:value="691.28" calcext:value-type="float">
            <text:p>691.2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1" calcext:value-type="float">
            <text:p>110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602" calcext:value-type="float">
            <text:p>172602</text:p>
          </table:table-cell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ND 4634-0 :ND:0-4634 Pago retencion en la fuente 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54.63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style-name="ce193" office:value-type="float" office:value="1104" calcext:value-type="float">
            <text:p>1104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55.09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930.09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134.15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70.98</text:p>
          </table:table-cell>
          <table:table-cell office:value-type="float" office:value="563.17" calcext:value-type="float">
            <text:p>563.1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5" calcext:value-type="float">
            <text:p>110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602" calcext:value-type="float">
            <text:p>174602</text:p>
          </table:table-cell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ND 3124-0 :ND:0-3124 PAGO RTE FUENTE MES MARZO 20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070.9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91.46</text:p>
          </table:table-cell>
          <table:table-cell office:value-type="float" office:value="579.52" calcext:value-type="float">
            <text:p>579.52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09" calcext:value-type="float">
            <text:p>110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002" calcext:value-type="float">
            <text:p>176002</text:p>
          </table:table-cell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ND 2888-0 :ND:0-2888 PAGO RTE FUENTE MES ABRIL 20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95.63</text:p>
          </table:table-cell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.17</text:p>
          </table:table-cell>
          <table:table-cell table:style-name="ce193" office:value-type="float" office:value="1112" calcext:value-type="float">
            <text:p>111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070.63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294.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303.17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table:style-name="ce193" office:value-type="float" office:value="1146" calcext:value-type="float">
            <text:p>114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Regularizaci de Saldo por Retenci Anulada en Septiembre-2019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303.5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326.92</text:p>
          </table:table-cell>
          <table:table-cell office:value-type="float" office:value="0" calcext:value-type="float">
            <text:p>0</text:p>
          </table:table-cell>
          <table:table-cell office:value-type="float" office:value="23.38" calcext:value-type="float">
            <text:p>23.38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,365.91</text:p>
          </table:table-cell>
          <table:table-cell office:value-type="float" office:value="0" calcext:value-type="float">
            <text:p>0</text:p>
          </table:table-cell>
          <table:table-cell office:value-type="float" office:value="38.99" calcext:value-type="float">
            <text:p>38.99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61.74</text:p>
          </table:table-cell>
          <table:table-cell office:value-type="float" office:value="704.17" calcext:value-type="float">
            <text:p>704.1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21" calcext:value-type="float">
            <text:p>112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402" calcext:value-type="float">
            <text:p>179402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ND 03689-0 :ND:0-03689 Pago SRI Retencion Fuente 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661.74" calcext:value-type="float">
            <text:p>661.74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7" calcext:value-type="float">
            <text:p>115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802" calcext:value-type="float">
            <text:p>180802</text:p>
          </table:table-cell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ND 03231-0 :ND:0-03231 Pago SRI retenciones en la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60.28</text:p>
          </table:table-cell>
          <table:table-cell office:value-type="float" office:value="0" calcext:value-type="float">
            <text:p>0</text:p>
          </table:table-cell>
          <table:table-cell office:value-type="float" office:value="360.28" calcext:value-type="float">
            <text:p>360.28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93.19</text:p>
          </table:table-cell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95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795.1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795.19" calcext:value-type="float">
            <text:p>795.19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9" calcext:value-type="float">
            <text:p>1159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102" calcext:value-type="float">
            <text:p>183102</text:p>
          </table:table-cell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ND 2893-0 :ND:0-2893 SRI - Cancelaci de Retenci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.93</text:p>
          </table:table-cell>
          <table:table-cell office:value-type="float" office:value="0" calcext:value-type="float">
            <text:p>0</text:p>
          </table:table-cell>
          <table:table-cell office:value-type="float" office:value="21.93" calcext:value-type="float">
            <text:p>21.93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23.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98.93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598.93" calcext:value-type="float">
            <text:p>598.93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72" calcext:value-type="float">
            <text:p>1172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502" calcext:value-type="float">
            <text:p>185502</text:p>
          </table:table-cell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ND 5337-0 :ND:0-5337 SRI - Cancelaci de Retenci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97.21</text:p>
          </table:table-cell>
          <table:table-cell office:value-type="float" office:value="0" calcext:value-type="float">
            <text:p>0</text:p>
          </table:table-cell>
          <table:table-cell office:value-type="float" office:value="195.83" calcext:value-type="float">
            <text:p>195.83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72.2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572.21" calcext:value-type="float">
            <text:p>572.2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8" calcext:value-type="float">
            <text:p>118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902" calcext:value-type="float">
            <text:p>186902</text:p>
          </table:table-cell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ND 2989-0 :ND:0-2989 Pago SRI retenciones en la fu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5.86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20.86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193" office:value-type="float" office:value="1190" calcext:value-type="float">
            <text:p>119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620.86" calcext:value-type="float">
            <text:p>620.8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233.53" calcext:value-type="float">
            <text:p>1233.53</text:p>
          </table:table-cell>
          <table:table-cell table:style-name="ce193" office:value-type="float" office:value="1121.23" calcext:value-type="float">
            <text:p>1121.23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ND 6879-0 :ND:0-6879 Pago SRI - Retenciones en la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4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16.82</text:p>
          </table:table-cell>
          <table:table-cell office:value-type="float" office:value="0" calcext:value-type="float">
            <text:p>0</text:p>
          </table:table-cell>
          <table:table-cell office:value-type="float" office:value="112.82" calcext:value-type="float">
            <text:p>112.82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352.68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12.68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848.54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5.87</text:p>
          </table:table-cell>
          <table:table-cell office:value-type="float" office:value="612.67" calcext:value-type="float">
            <text:p>612.67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ND 15905-0 :ND:0-15905 Pago SRI - Retenciones en l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48.56</text:p>
          </table:table-cell>
          <table:table-cell office:value-type="float" office:value="0" calcext:value-type="float">
            <text:p>0</text:p>
          </table:table-cell>
          <table:table-cell office:value-type="float" office:value="12.69" calcext:value-type="float">
            <text:p>12.69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508.5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8</text:p>
          </table:table-cell>
          <table:table-cell table:style-name="ce190" office:value-type="string" calcext:value-type="string">
            <text:p>Ret. Impto. 1.75% Compras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2.21" calcext:value-type="float">
            <text:p>2.2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ce193" office:value-type="float" office:value="1107" calcext:value-type="float">
            <text:p>1107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38" calcext:value-type="float">
            <text:p>113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37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.38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86" calcext:value-type="float">
            <text:p>118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style-name="ce193" office:value-type="float" office:value="1171" calcext:value-type="float">
            <text:p>117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2-009</text:p>
          </table:table-cell>
          <table:table-cell table:style-name="ce190" office:value-type="string" calcext:value-type="string">
            <text:p>Ret. Impto. 2.75% Compras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264.18" calcext:value-type="float">
            <text:p>264.18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-38.99</text:p>
          </table:table-cell>
          <table:table-cell office:value-type="float" office:value="0" calcext:value-type="float">
            <text:p>0</text:p>
          </table:table-cell>
          <table:table-cell office:value-type="float" office:value="38.99" calcext:value-type="float">
            <text:p>38.99</text:p>
          </table:table-cell>
          <table:table-cell table:style-name="ce193" office:value-type="float" office:value="1115" calcext:value-type="float">
            <text:p>111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62.37</text:p>
          </table:table-cell>
          <table:table-cell office:value-type="float" office:value="0" calcext:value-type="float">
            <text:p>0</text:p>
          </table:table-cell>
          <table:table-cell office:value-type="float" office:value="23.38" calcext:value-type="float">
            <text:p>23.38</text:p>
          </table:table-cell>
          <table:table-cell table:style-name="ce193" office:value-type="float" office:value="1116" calcext:value-type="float">
            <text:p>111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3.38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5" calcext:value-type="float">
            <text:p>1145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32.91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56" calcext:value-type="float">
            <text:p>1156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54.37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48" calcext:value-type="float">
            <text:p>1148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4.37" calcext:value-type="float">
            <text:p>54.37</text:p>
          </table:table-cell>
          <table:table-cell table:style-name="ce193" office:value-type="float" office:value="1150" calcext:value-type="float">
            <text:p>115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21.93</text:p>
          </table:table-cell>
          <table:table-cell office:value-type="float" office:value="0" calcext:value-type="float">
            <text:p>0</text:p>
          </table:table-cell>
          <table:table-cell office:value-type="float" office:value="21.93" calcext:value-type="float">
            <text:p>21.93</text:p>
          </table:table-cell>
          <table:table-cell table:style-name="ce193" office:value-type="float" office:value="1161" calcext:value-type="float">
            <text:p>1161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table:style-name="ce193" office:value-type="float" office:value="1160" calcext:value-type="float">
            <text:p>1160</text:p>
          </table:table-cell>
          <table:table-cell table:style-name="ce193"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12.82</text:p>
          </table:table-cell>
          <table:table-cell office:value-type="float" office:value="0" calcext:value-type="float">
            <text:p>0</text:p>
          </table:table-cell>
          <table:table-cell office:value-type="float" office:value="112.82" calcext:value-type="float">
            <text:p>112.82</text:p>
          </table:table-cell>
          <table:table-cell table:number-columns-repeated="2" table:style-name="ce193" office:value-type="float" office:value="125.51" calcext:value-type="float">
            <text:p>125.51</text:p>
          </table:table-cell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12.82" calcext:value-type="float">
            <text:p>112.82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-12.69</text:p>
          </table:table-cell>
          <table:table-cell office:value-type="float" office:value="0" calcext:value-type="float">
            <text:p>0</text:p>
          </table:table-cell>
          <table:table-cell office:value-type="float" office:value="12.69" calcext:value-type="float">
            <text:p>12.69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2-1-1-01-03</text:p>
          </table:table-cell>
          <table:table-cell table:style-name="ce190" office:value-type="string" calcext:value-type="string">
            <text:p>IMPUESTO A LA RENTA POR PAGAR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5612.31" calcext:value-type="float">
            <text:p>15612.3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otales &gt;&gt;&gt;&gt;&gt;&gt;&gt;&gt;&gt;&gt;&gt; :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960592.21" calcext:value-type="float">
            <text:p>3960592.21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style-name="ce190" office:value-type="string" calcext:value-type="string">
            <text:p>2-1-1-01-03-001</text:p>
          </table:table-cell>
          <table:table-cell table:style-name="ce190" office:value-type="string" calcext:value-type="string">
            <text:p>Impuesto a la Renta por <text:s/>Pagar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5612.31" calcext:value-type="float">
            <text:p>15612.3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TC</text:p>
          </table:table-cell>
          <table:table-cell table:style-name="ce194" office:value-type="string" calcext:value-type="string">
            <text:p>Comprobante</text:p>
          </table:table-cell>
          <table:table-cell table:style-name="ce194" office:value-type="string" calcext:value-type="string">
            <text:p>Diario</text:p>
          </table:table-cell>
          <table:table-cell table:style-name="ce195"/>
          <table:table-cell table:style-name="ce194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<text:s/>15,390.03</text:p>
          </table:table-cell>
          <table:table-cell office:value-type="float" office:value="15390.03" calcext:value-type="float">
            <text:p>15390.0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3" office:value-type="float" office:value="15612.31" calcext:value-type="float">
            <text:p>15612.31</text:p>
          </table:table-cell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lado credito tributario <text:s/>aplicado <text:s/>a impuesto a la renta <text:s/>por <text:s/>pagar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5,612.31</text:p>
          </table:table-cell>
          <table:table-cell office:value-type="float" office:value="222.28" calcext:value-type="float">
            <text:p>222.28</text:p>
          </table:table-cell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TRASPASO DE IMPUESTO A LA RENTA CON CREDITO TRIBUTARI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15,390.03</text:p>
          </table:table-cell>
          <table:table-cell office:value-type="float" office:value="0" calcext:value-type="float">
            <text:p>0</text:p>
          </table:table-cell>
          <table:table-cell office:value-type="float" office:value="222.28" calcext:value-type="float">
            <text:p>222.28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AJUSTE DE CREDITO TRIBUTARIO POR GASTOS NO DEDUCIBLE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5390.03" calcext:value-type="float">
            <text:p>15390.03</text:p>
          </table:table-cell>
          <table:table-cell table:style-name="ce193" table:number-columns-repeated="2"/>
          <table:table-cell table:number-columns-repeated="2"/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Impuesto a la renta <text:s/>Periodo 2020</text:p>
          </table:table-cell>
          <table:table-cell table:number-columns-repeated="1013"/>
        </table:table-row>
        <table:table-row table:style-name="ro2" table:number-rows-repeated="10483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">
      <number:text> </number:text>
      <number:number number:decimal-places="0" loext:min-decimal-places="0" number:min-integer-digits="1"/>
      <number:text> </number:text>
    </number:number-style>
    <number:number-style style:name="N121">
      <number:text>-</number:text>
      <number:number number:decimal-places="0" loext:min-decimal-places="0" number:min-integer-digits="1"/>
      <number:text> </number:text>
    </number:number-style>
    <number:number-style style:name="N122P0" style:volatile="true">
      <number:text> </number:text>
      <number:number number:decimal-places="0" loext:min-decimal-places="0" number:min-integer-digits="1"/>
      <number:text> </number:text>
    </number:number-style>
    <number:number-style style:name="N122P1" style:volatile="true">
      <number:text>-</number:text>
      <number:number number:decimal-places="0" loext:min-decimal-places="0" number:min-integer-digits="1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P0" style:volatile="true">
      <number:number number:decimal-places="1" loext:min-decimal-places="1" number:min-integer-digits="1"/>
    </number:number-style>
    <number:number-style style:name="N161"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/>
    </number:number-style>
    <number:number-style style:name="N162">
      <number:text>(</number:text>
      <number:number number:decimal-places="2" loext:min-decimal-places="2" number:min-integer-digits="1"/>
      <number:text>)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/>
    </number:number-style>
    <number:number-style style:name="N163">
      <number:text>(</number:text>
      <number:number number:decimal-places="0" loext:min-decimal-places="0" number:min-integer-digits="1"/>
      <number:text>)</number:text>
      <style:map style:condition="value()&gt;=0" style:apply-style-name="N163P0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4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0:58:11.4816645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31T10:52:07.564887089</dc:date>
    <meta:editing-cycles>5</meta:editing-cycles>
    <meta:editing-duration>PT41M44S</meta:editing-duration>
    <meta:document-statistic meta:table-count="3" meta:cell-count="4011" meta:object-count="0"/>
  </office:meta>
</office:document-meta>
</file>